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E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color="#c9211e" fo:font-size="32pt" fo:font-style="italic" style:text-underline-style="solid" style:text-underline-width="auto" style:text-underline-color="font-color" fo:font-weight="bold" officeooo:rsid="0016b3ad" officeooo:paragraph-rsid="0016b3ad" style:font-size-asian="32pt" style:font-style-asian="italic" style:font-weight-asian="bold" style:font-size-complex="32pt" style:font-style-complex="italic" style:font-weight-complex="bold"/>
    </style:style>
    <style:style style:name="P2" style:family="paragraph" style:parent-style-name="Standard">
      <style:text-properties fo:color="#c9211e" fo:font-size="26pt" fo:font-style="normal" style:text-underline-style="solid" style:text-underline-width="auto" style:text-underline-color="font-color" fo:font-weight="bold" officeooo:rsid="0016b3ad" officeooo:paragraph-rsid="0016b3ad" style:font-size-asian="26pt" style:font-style-asian="normal" style:font-weight-asian="bold" style:font-size-complex="26pt" style:font-style-complex="normal" style:font-weight-complex="bold"/>
    </style:style>
    <style:style style:name="P3" style:family="paragraph" style:parent-style-name="Standard">
      <style:text-properties fo:color="#c9211e" fo:font-size="24pt" fo:font-style="normal" style:text-underline-style="solid" style:text-underline-width="auto" style:text-underline-color="font-color" fo:font-weight="bold" officeooo:rsid="00442229" officeooo:paragraph-rsid="00442229" style:font-size-asian="24pt" style:font-style-asian="normal" style:font-weight-asian="bold" style:font-size-complex="24pt" style:font-style-complex="normal" style:font-weight-complex="bold"/>
    </style:style>
    <style:style style:name="P4" style:family="paragraph" style:parent-style-name="Standard">
      <style:text-properties fo:color="#000000" fo:font-size="14pt" fo:font-style="normal" style:text-underline-style="none" fo:font-weight="normal" officeooo:rsid="0016b3ad" officeooo:paragraph-rsid="0016b3ad" style:font-size-asian="14pt" style:font-style-asian="normal" style:font-weight-asian="normal" style:font-size-complex="14pt" style:font-style-complex="normal" style:font-weight-complex="normal"/>
    </style:style>
    <style:style style:name="P5" style:family="paragraph" style:parent-style-name="Standard">
      <style:text-properties fo:color="#000000" fo:font-size="16pt" fo:font-style="normal" style:text-underline-style="none" fo:font-weight="normal" officeooo:rsid="0016b3ad" officeooo:paragraph-rsid="0016b3ad" style:font-size-asian="16pt" style:font-style-asian="normal" style:font-weight-asian="normal" style:font-size-complex="16pt" style:font-style-complex="normal" style:font-weight-complex="normal"/>
    </style:style>
    <style:style style:name="P6" style:family="paragraph" style:parent-style-name="Standard">
      <style:text-properties fo:color="#000000" fo:font-size="16pt" fo:font-style="normal" style:text-underline-style="none" fo:font-weight="normal" officeooo:rsid="00442229" officeooo:paragraph-rsid="00442229" style:font-size-asian="16pt" style:font-style-asian="normal" style:font-weight-asian="normal" style:font-size-complex="16pt" style:font-style-complex="normal" style:font-weight-complex="normal"/>
    </style:style>
    <style:style style:name="P7" style:family="paragraph" style:parent-style-name="Standard">
      <style:text-properties fo:color="#000000" fo:font-size="16pt" fo:font-style="normal" style:text-underline-style="none" fo:font-weight="normal" officeooo:rsid="00442229" officeooo:paragraph-rsid="0016b3ad" style:font-size-asian="16pt" style:font-style-asian="normal" style:font-weight-asian="normal" style:font-size-complex="16pt" style:font-style-complex="normal" style:font-weight-complex="normal"/>
    </style:style>
    <style:style style:name="P8" style:family="paragraph" style:parent-style-name="Standard">
      <style:paragraph-properties fo:margin-left="-0.501cm" fo:margin-right="-1.501cm" fo:text-indent="0cm" style:auto-text-indent="false"/>
      <style:text-properties fo:color="#c9211e" fo:font-size="16pt" fo:font-style="normal" style:text-underline-style="none" fo:font-weight="normal" officeooo:rsid="0016b3ad" officeooo:paragraph-rsid="0047a220" style:font-size-asian="14pt" style:font-style-asian="normal" style:font-weight-asian="normal" style:font-size-complex="16pt" style:font-style-complex="normal" style:font-weight-complex="normal"/>
    </style:style>
    <style:style style:name="P9" style:family="paragraph" style:parent-style-name="Standard">
      <style:paragraph-properties fo:margin-left="-0.501cm" fo:margin-right="-1.501cm" fo:text-indent="0cm" style:auto-text-indent="false">
        <style:tab-stops>
          <style:tab-stop style:position="3.519cm"/>
        </style:tab-stops>
      </style:paragraph-properties>
      <style:text-properties fo:color="#c9211e" fo:font-size="26pt" fo:font-style="normal" style:text-underline-style="solid" style:text-underline-width="auto" style:text-underline-color="font-color" fo:font-weight="bold" officeooo:rsid="004b04fc" officeooo:paragraph-rsid="004b04fc" style:font-size-asian="26pt" style:font-style-asian="normal" style:font-weight-asian="bold" style:font-size-complex="26pt" style:font-style-complex="normal" style:font-weight-complex="bold"/>
    </style:style>
    <style:style style:name="P10" style:family="paragraph" style:parent-style-name="Standard">
      <style:paragraph-properties fo:margin-left="-0.501cm" fo:margin-right="-1.501cm" fo:text-indent="0cm" style:auto-text-indent="false"/>
      <style:text-properties fo:color="#ff0000" fo:font-size="16pt" fo:font-style="normal" officeooo:paragraph-rsid="0047a220" style:font-size-asian="16pt" style:font-style-asian="normal" style:font-size-complex="16pt" style:font-style-complex="normal"/>
    </style:style>
    <style:style style:name="P11" style:family="paragraph" style:parent-style-name="Standard">
      <style:paragraph-properties fo:margin-left="-0.501cm" fo:margin-right="-1.501cm" fo:text-indent="0cm" style:auto-text-indent="false"/>
      <style:text-properties fo:color="#ff0000" fo:font-size="16pt" fo:font-style="normal" style:text-underline-style="none" fo:font-weight="normal" officeooo:rsid="0016e027" officeooo:paragraph-rsid="0047a220" style:font-size-asian="14pt" style:font-style-asian="normal" style:font-weight-asian="normal" style:font-size-complex="16pt" style:font-style-complex="normal" style:font-weight-complex="normal"/>
    </style:style>
    <style:style style:name="P12" style:family="paragraph" style:parent-style-name="Standard">
      <style:paragraph-properties fo:margin-left="-0.501cm" fo:margin-right="-1.501cm" fo:text-indent="0cm" style:auto-text-indent="false"/>
      <style:text-properties fo:color="#000000" fo:font-size="16pt" fo:font-style="normal" style:text-underline-style="none" fo:font-weight="normal" officeooo:rsid="004a9bb9" officeooo:paragraph-rsid="004a9bb9" style:font-size-asian="14pt" style:font-style-asian="normal" style:font-weight-asian="normal" style:font-size-complex="16pt" style:font-style-complex="normal" style:font-weight-complex="normal"/>
    </style:style>
    <style:style style:name="P13" style:family="paragraph" style:parent-style-name="Standard">
      <style:paragraph-properties fo:margin-left="-0.501cm" fo:margin-right="-1.501cm" fo:text-indent="0cm" style:auto-text-indent="false">
        <style:tab-stops>
          <style:tab-stop style:position="3.519cm"/>
        </style:tab-stops>
      </style:paragraph-properties>
      <style:text-properties fo:color="#000000" fo:font-size="16pt" fo:font-style="normal" style:text-underline-style="none" fo:font-weight="normal" officeooo:rsid="004b04fc" officeooo:paragraph-rsid="004b04fc" style:font-size-asian="14pt" style:font-style-asian="normal" style:font-weight-asian="normal" style:font-size-complex="16pt" style:font-style-complex="normal" style:font-weight-complex="normal"/>
    </style:style>
    <style:style style:name="P14" style:family="paragraph" style:parent-style-name="Standard">
      <style:paragraph-properties fo:margin-left="-0.501cm" fo:margin-right="-1.501cm" fo:text-indent="0cm" style:auto-text-indent="false"/>
      <style:text-properties fo:color="#000000" fo:font-size="16pt" fo:font-style="normal" style:text-underline-style="none" fo:font-weight="normal" officeooo:rsid="004d0a61" officeooo:paragraph-rsid="004d0a61" style:font-size-asian="14pt" style:font-style-asian="normal" style:font-weight-asian="normal" style:font-size-complex="16pt" style:font-style-complex="normal" style:font-weight-complex="normal"/>
    </style:style>
    <style:style style:name="P15" style:family="paragraph" style:parent-style-name="Standard">
      <style:paragraph-properties fo:margin-left="-0.501cm" fo:margin-right="-1.501cm" fo:text-indent="0cm" style:auto-text-indent="false"/>
      <style:text-properties fo:font-size="14pt" fo:font-style="normal" officeooo:paragraph-rsid="0047a220" fo:background-color="#ffffff" style:font-size-asian="14pt" style:font-style-asian="normal" style:font-size-complex="14pt" style:font-style-complex="normal"/>
    </style:style>
    <style:style style:name="P16" style:family="paragraph" style:parent-style-name="Standard">
      <style:paragraph-properties fo:margin-left="-0.501cm" fo:margin-right="-1.501cm" fo:text-indent="1.02cm" style:auto-text-indent="false"/>
      <style:text-properties fo:font-size="16pt" fo:font-style="normal" officeooo:paragraph-rsid="0047a220" style:font-size-asian="16pt" style:font-style-asian="normal" style:font-size-complex="16pt" style:font-style-complex="normal"/>
    </style:style>
    <style:style style:name="P17" style:family="paragraph" style:parent-style-name="Standard">
      <style:paragraph-properties fo:margin-left="-0.501cm" fo:margin-right="-1.501cm" fo:text-indent="1.02cm" style:auto-text-indent="false"/>
      <style:text-properties fo:font-size="14pt" fo:font-style="normal" officeooo:paragraph-rsid="0047a220" style:font-size-asian="14pt" style:font-style-asian="normal" style:font-size-complex="14pt" style:font-style-complex="normal"/>
    </style:style>
    <style:style style:name="P18" style:family="paragraph" style:parent-style-name="Standard">
      <style:paragraph-properties fo:margin-left="-0.501cm" fo:margin-right="-1.501cm" fo:text-indent="1.02cm" style:auto-text-indent="false"/>
      <style:text-properties fo:font-size="14pt" fo:font-style="normal" officeooo:paragraph-rsid="0047a220" fo:background-color="#ffffff" style:font-size-asian="14pt" style:font-style-asian="normal" style:font-size-complex="14pt" style:font-style-complex="normal"/>
    </style:style>
    <style:style style:name="P19" style:family="paragraph" style:parent-style-name="Standard">
      <style:paragraph-properties fo:margin-left="0cm" fo:margin-right="-1.501cm" fo:text-indent="0cm" style:auto-text-indent="false"/>
      <style:text-properties fo:color="#000000" fo:font-size="16pt" fo:font-style="normal" style:text-underline-style="none" fo:font-weight="normal" officeooo:rsid="004dadbd" officeooo:paragraph-rsid="004dadbd" style:font-size-asian="14pt" style:font-style-asian="normal" style:font-weight-asian="normal" style:font-size-complex="16pt" style:font-style-complex="normal" style:font-weight-complex="normal"/>
    </style:style>
    <style:style style:name="P20" style:family="paragraph" style:parent-style-name="Standard">
      <style:paragraph-properties fo:margin-left="0cm" fo:margin-right="-1.501cm" fo:text-indent="0cm" style:auto-text-indent="false"/>
      <style:text-properties fo:color="#000000" fo:font-size="16pt" fo:font-style="normal" style:text-underline-style="none" fo:font-weight="normal" officeooo:rsid="004e4610" officeooo:paragraph-rsid="004e4610" style:font-size-asian="14pt" style:font-style-asian="normal" style:font-weight-asian="normal" style:font-size-complex="16pt" style:font-style-complex="normal" style:font-weight-complex="normal"/>
    </style:style>
    <style:style style:name="P21" style:family="paragraph" style:parent-style-name="Standard">
      <style:paragraph-properties fo:margin-left="0cm" fo:margin-right="-1.501cm" fo:text-indent="0cm" style:auto-text-indent="false"/>
      <style:text-properties fo:color="#000000" fo:font-size="14pt" fo:font-style="normal" style:text-underline-style="none" fo:font-weight="normal" officeooo:rsid="004e4610" officeooo:paragraph-rsid="004e4610"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cm" fo:margin-right="-1.501cm" fo:text-indent="0cm" style:auto-text-indent="false"/>
      <style:text-properties fo:color="#000000" fo:font-size="14pt" fo:font-style="normal" style:text-underline-style="none" fo:font-weight="normal" officeooo:rsid="004dadbd" officeooo:paragraph-rsid="004dadbd" fo:background-color="#ffffff"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cm" fo:margin-right="-1.501cm" fo:text-indent="0cm" style:auto-text-indent="false"/>
      <style:text-properties fo:color="#c9211e" fo:font-size="26pt" fo:font-style="normal" style:text-underline-style="solid" style:text-underline-width="auto" style:text-underline-color="font-color" fo:font-weight="bold" officeooo:rsid="004dadbd" officeooo:paragraph-rsid="004dadbd" style:font-size-asian="26pt" style:font-style-asian="normal" style:font-weight-asian="bold" style:font-size-complex="26pt" style:font-style-complex="normal" style:font-weight-complex="bold"/>
    </style:style>
    <style:style style:name="P24" style:family="paragraph" style:parent-style-name="Standard">
      <style:paragraph-properties fo:margin-left="0cm" fo:margin-right="-1.501cm" fo:text-indent="0cm" style:auto-text-indent="false"/>
      <style:text-properties fo:color="#c9211e" fo:font-size="22pt" fo:font-style="normal" style:text-underline-style="solid" style:text-underline-width="auto" style:text-underline-color="font-color" fo:font-weight="bold" officeooo:rsid="004e4610" officeooo:paragraph-rsid="004e4610" style:font-size-asian="22pt" style:font-style-asian="normal" style:font-weight-asian="bold" style:font-size-complex="22pt" style:font-style-complex="normal" style:font-weight-complex="bold"/>
    </style:style>
    <style:style style:name="P25" style:family="paragraph" style:parent-style-name="Standard">
      <style:paragraph-properties fo:margin-left="-0.751cm" fo:margin-right="-1.501cm" fo:text-indent="0cm" style:auto-text-indent="false"/>
      <style:text-properties fo:color="#000000" fo:font-size="16pt" fo:font-style="normal" style:text-underline-style="none" fo:font-weight="normal" officeooo:rsid="00510aff" officeooo:paragraph-rsid="00510aff" style:font-size-asian="14pt" style:font-style-asian="normal" style:font-weight-asian="normal" style:font-size-complex="16pt" style:font-style-complex="normal" style:font-weight-complex="normal"/>
    </style:style>
    <style:style style:name="P26" style:family="paragraph" style:parent-style-name="Standard">
      <style:paragraph-properties fo:margin-left="-0.751cm" fo:margin-right="-1.501cm" fo:text-indent="0cm" style:auto-text-indent="false"/>
      <style:text-properties fo:color="#000000" fo:font-size="16pt" fo:font-style="normal" style:text-underline-style="none" fo:font-weight="normal" officeooo:rsid="0054c59f" officeooo:paragraph-rsid="0056ed0d" style:font-size-asian="14pt" style:font-style-asian="normal" style:font-weight-asian="normal" style:font-size-complex="16pt" style:font-style-complex="normal" style:font-weight-complex="normal"/>
    </style:style>
    <style:style style:name="P27" style:family="paragraph" style:parent-style-name="Standard">
      <style:paragraph-properties fo:margin-left="-0.751cm" fo:margin-right="-1.501cm" fo:text-indent="0cm" style:auto-text-indent="false"/>
      <style:text-properties fo:color="#000000" fo:font-size="16pt" fo:font-style="normal" style:text-underline-style="none" fo:font-weight="normal" officeooo:rsid="005763f6" officeooo:paragraph-rsid="005763f6" style:font-size-asian="14pt" style:font-style-asian="normal" style:font-weight-asian="normal" style:font-size-complex="16pt" style:font-style-complex="normal" style:font-weight-complex="normal"/>
    </style:style>
    <style:style style:name="P28" style:family="paragraph" style:parent-style-name="Standard">
      <style:paragraph-properties fo:margin-left="-0.751cm" fo:margin-right="-1.501cm" fo:text-indent="0cm" style:auto-text-indent="false"/>
      <style:text-properties fo:color="#000000" fo:font-size="16pt" fo:font-style="normal" style:text-underline-style="none" fo:font-weight="normal" officeooo:rsid="0057b21c" officeooo:paragraph-rsid="0057b21c" style:font-size-asian="14pt" style:font-style-asian="normal" style:font-weight-asian="normal" style:font-size-complex="16pt" style:font-style-complex="normal" style:font-weight-complex="normal"/>
    </style:style>
    <style:style style:name="P29" style:family="paragraph" style:parent-style-name="Standard">
      <style:paragraph-properties fo:margin-left="-0.751cm" fo:margin-right="-1.501cm" fo:text-indent="0cm" style:auto-text-indent="false"/>
      <style:text-properties fo:color="#000000" fo:font-size="16pt" fo:font-style="normal" style:text-underline-style="none" fo:font-weight="normal" officeooo:rsid="005b40d9" officeooo:paragraph-rsid="005b40d9" style:font-size-asian="14pt" style:font-style-asian="normal" style:font-weight-asian="normal" style:font-size-complex="16pt" style:font-style-complex="normal" style:font-weight-complex="normal"/>
    </style:style>
    <style:style style:name="P30" style:family="paragraph" style:parent-style-name="Standard">
      <style:paragraph-properties fo:margin-left="-0.751cm" fo:margin-right="-1.501cm" fo:text-indent="0cm" style:auto-text-indent="false"/>
      <style:text-properties fo:color="#000000" fo:font-size="16pt" fo:font-style="normal" style:text-underline-style="none" fo:font-weight="normal" officeooo:rsid="005e8b28" officeooo:paragraph-rsid="005e8b28" style:font-size-asian="14pt" style:font-style-asian="normal" style:font-weight-asian="normal" style:font-size-complex="16pt" style:font-style-complex="normal" style:font-weight-complex="normal"/>
    </style:style>
    <style:style style:name="P31" style:family="paragraph" style:parent-style-name="Standard">
      <style:paragraph-properties fo:margin-left="-0.751cm" fo:margin-right="-1.501cm" fo:text-indent="0cm" style:auto-text-indent="false"/>
      <style:text-properties fo:color="#000000" fo:font-size="16pt" fo:font-style="normal" style:text-underline-style="none" fo:font-weight="normal" officeooo:rsid="00603503" officeooo:paragraph-rsid="00603503" style:font-size-asian="14pt" style:font-style-asian="normal" style:font-weight-asian="normal" style:font-size-complex="16pt" style:font-style-complex="normal" style:font-weight-complex="normal"/>
    </style:style>
    <style:style style:name="P32" style:family="paragraph" style:parent-style-name="Standard">
      <style:paragraph-properties fo:margin-left="-0.751cm" fo:margin-right="-1.501cm" fo:text-indent="0cm" style:auto-text-indent="false"/>
      <style:text-properties fo:color="#000000" fo:font-size="14pt" officeooo:rsid="0061f852" officeooo:paragraph-rsid="0061f852" style:font-size-asian="14pt" style:font-size-complex="14pt"/>
    </style:style>
    <style:style style:name="P33" style:family="paragraph" style:parent-style-name="Standard">
      <style:paragraph-properties fo:margin-left="-0.751cm" fo:margin-right="-1.501cm" fo:text-indent="0cm" style:auto-text-indent="false"/>
      <style:text-properties fo:color="#000000" fo:font-size="14pt" fo:font-style="normal" style:text-underline-style="none" fo:font-weight="normal" officeooo:rsid="005e8b28" officeooo:paragraph-rsid="005e8b28"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751cm" fo:margin-right="-1.501cm" fo:text-indent="0cm" style:auto-text-indent="false"/>
      <style:text-properties fo:color="#ff0000" fo:font-size="16pt" fo:font-style="normal" style:text-underline-style="none" fo:font-weight="normal" officeooo:rsid="004e4610" officeooo:paragraph-rsid="0050435d" style:font-size-asian="14pt" style:font-style-asian="normal" style:font-weight-asian="normal" style:font-size-complex="16pt" style:font-style-complex="normal" style:font-weight-complex="normal"/>
    </style:style>
    <style:style style:name="P35" style:family="paragraph" style:parent-style-name="Standard">
      <style:paragraph-properties fo:margin-left="-0.751cm" fo:margin-right="-1.501cm" fo:text-indent="0cm" style:auto-text-indent="false"/>
      <style:text-properties fo:color="#ff0000" fo:font-size="16pt" fo:font-style="normal" style:text-underline-style="none" fo:font-weight="normal" officeooo:rsid="0054c59f" officeooo:paragraph-rsid="0056ed0d" style:font-size-asian="14pt" style:font-style-asian="normal" style:font-weight-asian="normal" style:font-size-complex="16pt" style:font-style-complex="normal" style:font-weight-complex="normal"/>
    </style:style>
    <style:style style:name="P36" style:family="paragraph" style:parent-style-name="Standard">
      <style:paragraph-properties fo:margin-left="-0.751cm" fo:margin-right="-1.501cm" fo:text-indent="0cm" style:auto-text-indent="false"/>
      <style:text-properties fo:color="#ff0000" fo:font-size="16pt" fo:font-style="normal" style:text-underline-style="none" fo:font-weight="normal" officeooo:rsid="005763f6" officeooo:paragraph-rsid="005763f6" style:font-size-asian="14pt" style:font-style-asian="normal" style:font-weight-asian="normal" style:font-size-complex="16pt" style:font-style-complex="normal" style:font-weight-complex="normal"/>
    </style:style>
    <style:style style:name="P37" style:family="paragraph" style:parent-style-name="Standard">
      <style:paragraph-properties fo:margin-left="-0.751cm" fo:margin-right="-1.501cm" fo:text-indent="0cm" style:auto-text-indent="false"/>
      <style:text-properties fo:color="#ff0000" fo:font-size="16pt" fo:font-style="normal" style:text-underline-style="none" fo:font-weight="normal" officeooo:rsid="00603503" officeooo:paragraph-rsid="00603503" style:font-size-asian="14pt" style:font-style-asian="normal" style:font-weight-asian="normal" style:font-size-complex="16pt" style:font-style-complex="normal" style:font-weight-complex="normal"/>
    </style:style>
    <style:style style:name="P38" style:family="paragraph" style:parent-style-name="Standard">
      <style:paragraph-properties fo:margin-left="-0.751cm" fo:margin-right="-1.501cm" fo:text-indent="0cm" style:auto-text-indent="false"/>
      <style:text-properties fo:color="#ff0000" fo:font-size="14pt" fo:font-style="normal" style:text-underline-style="none" fo:font-weight="normal" officeooo:rsid="005b40d9" officeooo:paragraph-rsid="005b40d9"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751cm" fo:margin-right="-1.501cm" fo:text-indent="0cm" style:auto-text-indent="false"/>
      <style:text-properties fo:color="#ff0000" officeooo:paragraph-rsid="006f2233"/>
    </style:style>
    <style:style style:name="P40" style:family="paragraph" style:parent-style-name="Standard">
      <style:paragraph-properties fo:margin-left="-0.751cm" fo:margin-right="-1.501cm" fo:text-indent="0cm" style:auto-text-indent="false"/>
      <style:text-properties fo:color="#c9211e" fo:font-size="26pt" fo:font-style="normal" style:text-underline-style="solid" style:text-underline-width="auto" style:text-underline-color="font-color" fo:font-weight="bold" officeooo:rsid="0054c59f" officeooo:paragraph-rsid="0056ed0d" style:font-size-asian="26pt" style:font-style-asian="normal" style:font-weight-asian="bold" style:font-size-complex="26pt" style:font-style-complex="normal" style:font-weight-complex="bold"/>
    </style:style>
    <style:style style:name="P41" style:family="paragraph" style:parent-style-name="Standard">
      <style:paragraph-properties fo:margin-left="-0.751cm" fo:margin-right="-1.501cm" fo:text-indent="0cm" style:auto-text-indent="false"/>
      <style:text-properties fo:color="#c9211e" fo:font-size="26pt" fo:font-style="normal" style:text-underline-style="solid" style:text-underline-width="auto" style:text-underline-color="font-color" fo:font-weight="bold" officeooo:rsid="005b40d9" officeooo:paragraph-rsid="005b40d9" style:font-size-asian="26pt" style:font-style-asian="normal" style:font-weight-asian="bold" style:font-size-complex="26pt" style:font-style-complex="normal" style:font-weight-complex="bold"/>
    </style:style>
    <style:style style:name="P42" style:family="paragraph" style:parent-style-name="Standard">
      <style:paragraph-properties fo:margin-left="-0.751cm" fo:margin-right="-1.501cm" fo:text-indent="0cm" style:auto-text-indent="false"/>
      <style:text-properties fo:color="#c9211e" fo:font-size="22pt" fo:font-style="normal" style:text-underline-style="solid" style:text-underline-width="auto" style:text-underline-color="font-color" fo:font-weight="bold" officeooo:rsid="005763f6" officeooo:paragraph-rsid="005763f6" style:font-size-asian="22pt" style:font-style-asian="normal" style:font-weight-asian="bold" style:font-size-complex="22pt" style:font-style-complex="normal" style:font-weight-complex="bold"/>
    </style:style>
    <style:style style:name="P43" style:family="paragraph" style:parent-style-name="Standard">
      <style:paragraph-properties fo:margin-left="-0.751cm" fo:margin-right="-1.501cm" fo:text-indent="0cm" style:auto-text-indent="false"/>
      <style:text-properties fo:color="#c9211e" fo:font-size="22pt" fo:font-style="normal" style:text-underline-style="solid" style:text-underline-width="auto" style:text-underline-color="font-color" fo:font-weight="bold" officeooo:rsid="005b40d9" officeooo:paragraph-rsid="005b40d9" style:font-size-asian="22pt" style:font-style-asian="normal" style:font-weight-asian="bold" style:font-size-complex="22pt" style:font-style-complex="normal" style:font-weight-complex="bold"/>
    </style:style>
    <style:style style:name="P44" style:family="paragraph" style:parent-style-name="Standard">
      <style:paragraph-properties fo:margin-left="-0.751cm" fo:margin-right="-1.501cm" fo:text-indent="0cm" style:auto-text-indent="false"/>
      <style:text-properties fo:color="#c9211e" fo:font-size="22pt" fo:font-style="normal" style:text-underline-style="solid" style:text-underline-width="auto" style:text-underline-color="font-color" fo:font-weight="bold" officeooo:rsid="005e8b28" officeooo:paragraph-rsid="005e8b28" style:font-size-asian="22pt" style:font-style-asian="normal" style:font-weight-asian="bold" style:font-size-complex="22pt" style:font-style-complex="normal" style:font-weight-complex="bold"/>
    </style:style>
    <style:style style:name="P45" style:family="paragraph" style:parent-style-name="Standard">
      <style:paragraph-properties fo:margin-left="-0.751cm" fo:margin-right="-1.501cm" fo:text-indent="0cm" style:auto-text-indent="false"/>
      <style:text-properties fo:font-size="14pt" officeooo:paragraph-rsid="00603503" style:font-size-asian="14pt" style:font-size-complex="14pt"/>
    </style:style>
    <style:style style:name="P46" style:family="paragraph" style:parent-style-name="Standard">
      <style:paragraph-properties fo:margin-left="-0.751cm" fo:margin-right="-1.501cm" fo:text-indent="0cm" style:auto-text-indent="false"/>
      <style:text-properties fo:font-size="14pt" officeooo:paragraph-rsid="0061f852" style:font-size-asian="14pt" style:font-size-complex="14pt"/>
    </style:style>
    <style:style style:name="P47" style:family="paragraph" style:parent-style-name="Standard">
      <style:paragraph-properties fo:margin-left="-0.751cm" fo:margin-right="-1.501cm" fo:text-indent="0cm" style:auto-text-indent="false"/>
      <style:text-properties fo:font-size="14pt" officeooo:rsid="006892c9" officeooo:paragraph-rsid="006892c9" style:font-size-asian="14pt" style:font-size-complex="14pt"/>
    </style:style>
    <style:style style:name="P48" style:family="paragraph" style:parent-style-name="Standard">
      <style:paragraph-properties fo:margin-left="-0.751cm" fo:margin-right="-1.501cm" fo:text-indent="0cm" style:auto-text-indent="false"/>
      <style:text-properties fo:font-size="14pt" officeooo:paragraph-rsid="006f2233" style:font-size-asian="14pt" style:font-size-complex="14pt"/>
    </style:style>
    <style:style style:name="P49" style:family="paragraph" style:parent-style-name="Standard">
      <style:paragraph-properties fo:margin-left="-0.751cm" fo:margin-right="-1.501cm" fo:text-indent="0cm" style:auto-text-indent="false"/>
      <style:text-properties officeooo:paragraph-rsid="006f2233"/>
    </style:style>
    <style:style style:name="P50" style:family="paragraph" style:parent-style-name="List_20_Paragraph">
      <style:paragraph-properties fo:margin-left="-0.751cm" fo:margin-right="-1.501cm" fo:text-indent="0cm" style:auto-text-indent="false"/>
      <style:text-properties fo:color="#000000" fo:font-size="16pt" fo:font-style="normal" style:text-underline-style="none" fo:font-weight="normal" officeooo:rsid="0057b21c" officeooo:paragraph-rsid="006892c9" style:font-size-asian="14pt" style:font-style-asian="normal" style:font-weight-asian="normal" style:font-size-complex="16pt" style:font-style-complex="normal" style:font-weight-complex="normal"/>
    </style:style>
    <style:style style:name="P51" style:family="paragraph" style:parent-style-name="List_20_Paragraph">
      <style:paragraph-properties fo:margin-left="-0.751cm" fo:margin-right="-1.501cm" fo:text-indent="0cm" style:auto-text-indent="false"/>
      <style:text-properties fo:color="#ff0000" officeooo:paragraph-rsid="006892c9"/>
    </style:style>
    <style:style style:name="P52" style:family="paragraph" style:parent-style-name="List_20_Paragraph">
      <style:paragraph-properties fo:margin-left="-0.751cm" fo:margin-right="-1.501cm" fo:text-indent="0cm" style:auto-text-indent="false"/>
      <style:text-properties fo:color="#ff0000" fo:font-size="14pt" officeooo:paragraph-rsid="006d2546" style:font-size-asian="14pt" style:font-size-complex="14pt"/>
    </style:style>
    <style:style style:name="P53" style:family="paragraph" style:parent-style-name="List_20_Paragraph">
      <style:paragraph-properties fo:margin-left="-0.751cm" fo:margin-right="-1.501cm" fo:text-indent="0cm" style:auto-text-indent="false"/>
      <style:text-properties officeooo:rsid="006892c9" officeooo:paragraph-rsid="006892c9"/>
    </style:style>
    <style:style style:name="P54" style:family="paragraph" style:parent-style-name="List_20_Paragraph">
      <style:paragraph-properties fo:margin-left="-0.751cm" fo:margin-right="-1.501cm" fo:text-indent="0cm" style:auto-text-indent="false"/>
      <style:text-properties officeooo:rsid="006892c9" officeooo:paragraph-rsid="006a0270"/>
    </style:style>
    <style:style style:name="P55" style:family="paragraph" style:parent-style-name="List_20_Paragraph">
      <style:paragraph-properties fo:margin-left="-0.751cm" fo:margin-right="-1.501cm" fo:text-indent="0cm" style:auto-text-indent="false"/>
      <style:text-properties fo:font-size="14pt" officeooo:paragraph-rsid="006892c9" style:font-size-asian="14pt" style:font-size-complex="14pt"/>
    </style:style>
    <style:style style:name="P56" style:family="paragraph" style:parent-style-name="List_20_Paragraph">
      <style:paragraph-properties fo:margin-left="-0.751cm" fo:margin-right="-1.501cm" fo:text-indent="0cm" style:auto-text-indent="false"/>
      <style:text-properties fo:font-size="14pt" officeooo:rsid="006892c9" officeooo:paragraph-rsid="006a0270" style:font-size-asian="14pt" style:font-size-complex="14pt"/>
    </style:style>
    <style:style style:name="P57" style:family="paragraph" style:parent-style-name="List_20_Paragraph">
      <style:paragraph-properties fo:margin-left="-0.751cm" fo:margin-right="-1.501cm" fo:text-indent="0cm" style:auto-text-indent="false"/>
      <style:text-properties fo:font-size="14pt" officeooo:paragraph-rsid="006d2546" style:font-size-asian="14pt" style:font-size-complex="14pt"/>
    </style:style>
    <style:style style:name="P58" style:family="paragraph" style:parent-style-name="List_20_Paragraph">
      <style:paragraph-properties fo:margin-left="-0.751cm" fo:margin-right="-1.501cm" fo:text-indent="0cm" style:auto-text-indent="false"/>
      <style:text-properties fo:font-size="14pt" officeooo:rsid="006f0e66" officeooo:paragraph-rsid="006f0e66" style:font-size-asian="14pt" style:font-size-complex="14pt"/>
    </style:style>
    <style:style style:name="P59" style:family="paragraph" style:parent-style-name="List_20_Paragraph">
      <style:paragraph-properties fo:margin-left="-0.751cm" fo:margin-right="-1.501cm" fo:text-indent="0cm" style:auto-text-indent="false"/>
      <style:text-properties officeooo:rsid="006a0270" officeooo:paragraph-rsid="006a0270"/>
    </style:style>
    <style:style style:name="P60" style:family="paragraph" style:parent-style-name="List_20_Paragraph">
      <style:paragraph-properties fo:margin-left="-0.751cm" fo:margin-right="-1.501cm" fo:text-indent="0cm" style:auto-text-indent="false"/>
      <style:text-properties fo:color="#c9211e" fo:font-size="20pt" style:text-underline-style="solid" style:text-underline-width="auto" style:text-underline-color="font-color" fo:font-weight="bold" officeooo:rsid="006a0270" officeooo:paragraph-rsid="006a0270" style:font-size-asian="20pt" style:font-weight-asian="bold" style:font-size-complex="20pt" style:font-weight-complex="bold"/>
    </style:style>
    <style:style style:name="P61" style:family="paragraph" style:parent-style-name="List_20_Paragraph">
      <style:paragraph-properties fo:margin-left="-0.751cm" fo:margin-right="-1.501cm" fo:text-indent="0cm" style:auto-text-indent="false"/>
      <style:text-properties fo:color="#c9211e" fo:font-size="20pt" style:text-underline-style="solid" style:text-underline-width="auto" style:text-underline-color="font-color" fo:font-weight="bold" officeooo:rsid="006cc7d6" officeooo:paragraph-rsid="006cc7d6" style:font-size-asian="20pt" style:font-weight-asian="bold" style:font-size-complex="20pt" style:font-weight-complex="bold"/>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b21c" officeooo:paragraph-rsid="0057b21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b21c" officeooo:paragraph-rsid="005947b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47bd" officeooo:paragraph-rsid="005947b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List_20_Paragraph">
      <style:paragraph-properties fo:margin-left="0.519cm" fo:margin-right="-1.501cm" fo:text-indent="0cm" style:auto-text-indent="false"/>
      <style:text-properties fo:color="#ff0000" fo:font-size="16pt" officeooo:paragraph-rsid="006892c9" style:font-size-asian="16pt" style:font-size-complex="16pt"/>
    </style:style>
    <style:style style:name="P67" style:family="paragraph" style:parent-style-name="List_20_Paragraph">
      <style:paragraph-properties fo:margin-left="-0.751cm" fo:margin-right="-1.501cm" fo:text-indent="1.002cm" style:auto-text-indent="false"/>
      <style:text-properties fo:font-size="14pt" officeooo:paragraph-rsid="006892c9" style:font-size-asian="14pt" style:font-size-complex="14pt"/>
    </style:style>
    <style:style style:name="P68" style:family="paragraph" style:parent-style-name="List_20_Paragraph">
      <style:paragraph-properties fo:margin-left="-0.751cm" fo:margin-right="-1.501cm" fo:text-indent="1.002cm" style:auto-text-indent="false"/>
      <style:text-properties fo:font-size="14pt" officeooo:paragraph-rsid="006d2546" style:font-size-asian="14pt" style:font-size-complex="14pt"/>
    </style:style>
    <style:style style:name="P69" style:family="paragraph" style:parent-style-name="List_20_Paragraph">
      <style:paragraph-properties fo:margin-left="1.789cm" fo:margin-right="-1.501cm" fo:text-indent="0cm" style:auto-text-indent="false"/>
      <style:text-properties fo:color="#ff0000" officeooo:paragraph-rsid="006d2546"/>
    </style:style>
    <style:style style:name="P70" style:family="paragraph" style:parent-style-name="List_20_Paragraph">
      <style:paragraph-properties fo:margin-left="1.789cm" fo:margin-right="-1.501cm" fo:text-indent="0cm" style:auto-text-indent="false"/>
      <style:text-properties fo:color="#ff0000" fo:font-size="14pt" officeooo:paragraph-rsid="006892c9" style:font-size-asian="14pt" style:font-size-complex="14pt"/>
    </style:style>
    <style:style style:name="P71" style:family="paragraph" style:parent-style-name="List_20_Paragraph" style:list-style-name="WWNum3">
      <style:paragraph-properties fo:margin-left="0.519cm" fo:margin-right="-1.501cm" fo:text-indent="-1.27cm" style:auto-text-indent="false"/>
      <style:text-properties fo:color="#c9211e" fo:font-size="20pt" fo:font-style="normal" style:text-underline-style="solid" style:text-underline-width="auto" style:text-underline-color="font-color" fo:font-weight="bold" officeooo:paragraph-rsid="0047a220" style:font-size-asian="20pt" style:font-style-asian="normal" style:font-weight-asian="bold" style:font-size-complex="20pt" style:font-style-complex="normal" style:font-weight-complex="bold"/>
    </style:style>
    <style:style style:name="P72" style:family="paragraph" style:parent-style-name="List_20_Paragraph" style:list-style-name="WWNum3">
      <style:paragraph-properties fo:margin-left="0.519cm" fo:margin-right="-1.501cm" fo:text-indent="-1.27cm" style:auto-text-indent="false"/>
      <style:text-properties fo:color="#ff0000" officeooo:paragraph-rsid="0050435d"/>
    </style:style>
    <style:style style:name="P73" style:family="paragraph" style:parent-style-name="List_20_Paragraph" style:list-style-name="WWNum4">
      <style:paragraph-properties fo:margin-left="0.25cm" fo:margin-right="-1.501cm" fo:text-indent="-1.27cm" style:auto-text-indent="false"/>
      <style:text-properties fo:color="#ff0000" fo:font-size="16pt" officeooo:paragraph-rsid="006892c9" style:font-size-asian="16pt" style:font-size-complex="16pt"/>
    </style:style>
    <style:style style:name="P74" style:family="paragraph" style:parent-style-name="List_20_Paragraph" style:list-style-name="WWNum4">
      <style:paragraph-properties fo:margin-left="0.25cm" fo:margin-right="-1.501cm" fo:text-indent="-1.27cm" style:auto-text-indent="false"/>
      <style:text-properties fo:color="#ff0000" fo:font-size="14pt" officeooo:paragraph-rsid="006892c9" style:font-size-asian="14pt" style:font-size-complex="14pt"/>
    </style:style>
    <style:style style:name="P75" style:family="paragraph" style:parent-style-name="List_20_Paragraph" style:list-style-name="WWNum4">
      <style:paragraph-properties fo:margin-left="0.25cm" fo:margin-right="-1.501cm" fo:text-indent="-1.27cm" style:auto-text-indent="false"/>
      <style:text-properties fo:color="#ff0000" fo:font-size="14pt" officeooo:paragraph-rsid="006f2233" style:font-size-asian="14pt" style:font-size-complex="14pt"/>
    </style:style>
    <style:style style:name="P76" style:family="paragraph" style:parent-style-name="List_20_Paragraph">
      <style:paragraph-properties fo:margin-left="-0.751cm" fo:margin-right="-1.501cm" fo:text-indent="0cm" style:auto-text-indent="false"/>
      <style:text-properties fo:color="#ff0000" fo:font-size="14pt" officeooo:rsid="006892c9" officeooo:paragraph-rsid="006892c9" style:font-size-asian="14pt" style:font-size-complex="14pt"/>
    </style:style>
    <style:style style:name="P77" style:family="paragraph" style:parent-style-name="List_20_Paragraph">
      <style:paragraph-properties fo:margin-left="-0.751cm" fo:margin-right="-1.501cm" fo:text-indent="0cm" style:auto-text-indent="false"/>
      <style:text-properties fo:color="#ff0000" fo:font-size="14pt" officeooo:rsid="006cc7d6" officeooo:paragraph-rsid="006d2546" style:font-size-asian="14pt" style:font-size-complex="14pt"/>
    </style:style>
    <style:style style:name="P78" style:family="paragraph" style:parent-style-name="List_20_Paragraph">
      <style:paragraph-properties fo:margin-left="-0.751cm" fo:margin-right="-1.501cm" fo:text-indent="0cm" style:auto-text-indent="false"/>
      <style:text-properties fo:color="#ff0000" fo:font-size="14pt" officeooo:rsid="006f0e66" officeooo:paragraph-rsid="006f0e66" style:font-size-asian="14pt" style:font-size-complex="14pt"/>
    </style:style>
    <style:style style:name="P79" style:family="paragraph" style:parent-style-name="List_20_Paragraph">
      <style:paragraph-properties fo:margin-left="-0.751cm" fo:margin-right="-1.501cm" fo:text-indent="0cm" style:auto-text-indent="false"/>
      <style:text-properties fo:color="#ff0000" fo:font-size="16pt" officeooo:rsid="006892c9" officeooo:paragraph-rsid="006892c9" style:font-size-asian="16pt" style:font-size-complex="16pt"/>
    </style:style>
    <style:style style:name="P80" style:family="paragraph" style:parent-style-name="List_20_Paragraph">
      <style:paragraph-properties fo:margin-left="-0.751cm" fo:margin-right="-1.501cm" fo:text-indent="0cm" style:auto-text-indent="false"/>
      <style:text-properties fo:color="#000000" fo:font-size="14pt" officeooo:rsid="006a0270" officeooo:paragraph-rsid="006a0270" style:font-size-asian="14pt" style:font-size-complex="14pt"/>
    </style:style>
    <style:style style:name="P81" style:family="paragraph" style:parent-style-name="List_20_Paragraph">
      <style:paragraph-properties fo:margin-left="-0.751cm" fo:margin-right="-1.501cm" fo:text-indent="0cm" style:auto-text-indent="false"/>
      <style:text-properties fo:color="#000000" fo:font-size="14pt" officeooo:rsid="006cc7d6" officeooo:paragraph-rsid="006a0270" style:font-size-asian="14pt" style:font-size-complex="14pt"/>
    </style:style>
    <style:style style:name="P82" style:family="paragraph" style:parent-style-name="List_20_Paragraph">
      <style:paragraph-properties fo:margin-left="-0.751cm" fo:margin-right="-1.501cm" fo:text-indent="0cm" style:auto-text-indent="false"/>
      <style:text-properties fo:color="#000000" fo:font-size="14pt" officeooo:rsid="006cc7d6" officeooo:paragraph-rsid="006cc7d6" style:font-size-asian="14pt" style:font-size-complex="14pt"/>
    </style:style>
    <style:style style:name="P83" style:family="paragraph" style:parent-style-name="List_20_Paragraph">
      <style:paragraph-properties fo:margin-left="-0.751cm" fo:margin-right="-1.501cm" fo:text-indent="0cm" style:auto-text-indent="false"/>
      <style:text-properties fo:color="#000000" fo:font-size="14pt" officeooo:rsid="006f0e66" officeooo:paragraph-rsid="006f0e66" style:font-size-asian="14pt" style:font-size-complex="14pt"/>
    </style:style>
    <style:style style:name="P84" style:family="paragraph" style:parent-style-name="List_20_Paragraph">
      <style:paragraph-properties fo:margin-left="-0.751cm" fo:margin-right="-1.501cm" fo:text-indent="0cm" style:auto-text-indent="false"/>
      <style:text-properties fo:color="#000000" fo:font-size="14pt" officeooo:rsid="006f2233" officeooo:paragraph-rsid="006f2233" style:font-size-asian="14pt" style:font-size-complex="14pt"/>
    </style:style>
    <style:style style:name="P85" style:family="paragraph" style:parent-style-name="List_20_Paragraph" style:list-style-name="WWNum4">
      <style:paragraph-properties fo:margin-left="-1.02cm" fo:margin-right="-1.501cm" fo:text-indent="0cm" style:auto-text-indent="false"/>
      <style:text-properties fo:font-size="16pt" officeooo:paragraph-rsid="006d2546" style:font-size-asian="16pt" style:font-size-complex="16pt"/>
    </style:style>
    <style:style style:name="P86" style:family="paragraph" style:parent-style-name="List_20_Paragraph">
      <style:paragraph-properties fo:margin-left="1.789cm" fo:margin-right="-1.501cm" fo:text-indent="0cm" style:auto-text-indent="false"/>
      <style:text-properties fo:color="#000000" fo:font-size="14pt" officeooo:rsid="006f2233" officeooo:paragraph-rsid="006f2233" style:font-size-asian="14pt" style:font-size-complex="14pt"/>
    </style:style>
    <style:style style:name="P87" style:family="paragraph" style:parent-style-name="Standard">
      <style:text-properties fo:color="#000000" fo:font-size="14pt" fo:font-style="normal" style:text-underline-style="none" fo:font-weight="normal" officeooo:rsid="0016b3ad" officeooo:paragraph-rsid="0016b3ad" style:font-size-asian="14pt" style:font-style-asian="normal" style:font-weight-asian="normal" style:font-size-complex="14pt" style:font-style-complex="normal" style:font-weight-complex="normal"/>
    </style:style>
    <style:style style:name="P88" style:family="paragraph" style:parent-style-name="Standard">
      <style:text-properties fo:color="#c9211e" fo:font-size="14pt" fo:font-style="normal" style:text-underline-style="solid" style:text-underline-width="auto" style:text-underline-color="font-color" fo:font-weight="bold" officeooo:rsid="00442229" officeooo:paragraph-rsid="00442229" style:font-size-asian="14pt" style:font-style-asian="normal" style:font-weight-asian="bold" style:font-size-complex="14pt" style:font-style-complex="normal" style:font-weight-complex="bold"/>
    </style:style>
    <style:style style:name="P89" style:family="paragraph" style:parent-style-name="Standard" style:list-style-name="WWNum3">
      <style:paragraph-properties fo:margin-left="-0.751cm" fo:margin-right="-1.501cm" fo:text-indent="0cm" style:auto-text-indent="false"/>
      <style:text-properties fo:color="#ff0000" officeooo:paragraph-rsid="0054c59f"/>
    </style:style>
    <style:style style:name="P90" style:family="paragraph" style:parent-style-name="Standard">
      <style:paragraph-properties fo:margin-left="-0.751cm" fo:margin-right="-1.501cm" fo:text-indent="0cm" style:auto-text-indent="false"/>
      <style:text-properties fo:color="#ff0000" fo:font-size="14pt" officeooo:paragraph-rsid="006f2233" style:font-size-asian="14pt" style:font-size-complex="14pt"/>
    </style:style>
    <style:style style:name="P91" style:family="paragraph" style:parent-style-name="Standard" style:list-style-name="WWNum3">
      <style:paragraph-properties fo:margin-left="-0.751cm" fo:margin-right="-1.501cm" fo:text-indent="0cm" style:auto-text-indent="false"/>
      <style:text-properties fo:color="#c9211e" fo:font-size="16pt" fo:font-style="normal" style:text-underline-style="none" fo:font-weight="normal" officeooo:rsid="004e4610" officeooo:paragraph-rsid="0054c59f" style:font-size-asian="14pt" style:font-style-asian="normal" style:font-weight-asian="normal" style:font-size-complex="16pt" style:font-style-complex="normal" style:font-weight-complex="normal"/>
    </style:style>
    <style:style style:name="P92" style:family="paragraph" style:parent-style-name="Standard">
      <style:paragraph-properties fo:margin-left="-0.751cm" fo:margin-right="-1.501cm" fo:text-indent="0cm" style:auto-text-indent="false"/>
      <style:text-properties fo:color="#000000" fo:font-size="14pt" officeooo:rsid="0064081e" officeooo:paragraph-rsid="0061f852" style:font-size-asian="14pt" style:font-size-complex="14pt"/>
    </style:style>
    <style:style style:name="P93" style:family="paragraph" style:parent-style-name="Standard">
      <style:paragraph-properties fo:margin-left="-0.751cm" fo:margin-right="-1.501cm" fo:text-indent="0cm" style:auto-text-indent="false"/>
      <style:text-properties fo:color="#000000" fo:font-size="16pt" officeooo:rsid="006892c9" officeooo:paragraph-rsid="006892c9" style:font-size-asian="16pt" style:font-size-complex="16pt"/>
    </style:style>
    <style:style style:name="P94" style:family="paragraph" style:parent-style-name="Standard" style:list-style-name="WWNum3">
      <style:paragraph-properties fo:margin-left="-0.751cm" fo:margin-right="-1.501cm" fo:text-indent="1.27cm" style:auto-text-indent="false"/>
      <style:text-properties officeooo:paragraph-rsid="0054c59f"/>
    </style:style>
    <style:style style:name="P95" style:family="paragraph" style:parent-style-name="Standard" style:list-style-name="WWNum3">
      <style:paragraph-properties fo:margin-left="-0.751cm" fo:margin-right="-1.501cm" fo:text-indent="1.27cm" style:auto-text-indent="false"/>
      <style:text-properties fo:font-size="14pt" officeooo:paragraph-rsid="0054c59f" style:font-size-asian="14pt" style:font-size-complex="14pt"/>
    </style:style>
    <style:style style:name="P96" style:family="paragraph" style:parent-style-name="Standard" style:list-style-name="WWNum3">
      <style:paragraph-properties fo:margin-left="-0.751cm" fo:margin-right="-1.501cm" fo:text-indent="1.27cm" style:auto-text-indent="false"/>
      <style:text-properties fo:font-size="16pt" officeooo:paragraph-rsid="0054c59f" style:font-size-asian="16pt" style:font-size-complex="16pt"/>
    </style:style>
    <style:style style:name="P97" style:family="paragraph" style:parent-style-name="Standard">
      <style:paragraph-properties fo:margin-left="-0.501cm" fo:margin-right="-1.501cm" fo:text-indent="1.02cm" style:auto-text-indent="false"/>
      <style:text-properties fo:font-size="13pt" fo:font-style="normal" officeooo:paragraph-rsid="0047a220" style:font-size-asian="13pt" style:font-style-asian="normal" style:font-size-complex="13pt" style:font-style-complex="normal"/>
    </style:style>
    <style:style style:name="P98" style:family="paragraph" style:parent-style-name="Standard">
      <style:paragraph-properties fo:margin-left="-0.501cm" fo:margin-right="-1.501cm" fo:text-indent="1.02cm" style:auto-text-indent="false"/>
      <style:text-properties fo:font-size="14pt" fo:font-style="normal" officeooo:paragraph-rsid="0047a220" style:font-size-asian="14pt" style:font-style-asian="normal" style:font-size-complex="14pt" style:font-style-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color="#000000"/>
    </style:style>
    <style:style style:name="T3" style:family="text">
      <style:text-properties fo:color="#000000" fo:font-size="14pt" fo:font-weight="normal" style:font-size-asian="14pt" style:font-weight-asian="normal" style:font-size-complex="14pt" style:font-weight-complex="normal"/>
    </style:style>
    <style:style style:name="T4" style:family="text">
      <style:text-properties fo:color="#000000" fo:font-size="14pt" style:font-size-asian="14pt" style:font-size-complex="14pt"/>
    </style:style>
    <style:style style:name="T5" style:family="text">
      <style:text-properties fo:color="#000000" fo:font-size="14pt" officeooo:rsid="006a0270" style:font-size-asian="14pt" style:font-size-complex="14pt"/>
    </style:style>
    <style:style style:name="T6" style:family="text">
      <style:text-properties fo:color="#000000" fo:font-size="14pt" officeooo:rsid="006b3675" style:font-size-asian="14pt" style:font-size-complex="14pt"/>
    </style:style>
    <style:style style:name="T7" style:family="text">
      <style:text-properties fo:color="#000000" fo:font-size="14pt" officeooo:rsid="006cc7d6" style:font-size-asian="14pt" style:font-size-complex="14pt"/>
    </style:style>
    <style:style style:name="T8" style:family="text">
      <style:text-properties fo:color="#000000" fo:font-size="14pt" style:font-size-complex="14pt"/>
    </style:style>
    <style:style style:name="T9" style:family="text">
      <style:text-properties fo:color="#000000" fo:font-size="14pt" officeooo:rsid="0056ed0d" style:font-size-complex="14pt"/>
    </style:style>
    <style:style style:name="T10" style:family="text">
      <style:text-properties fo:color="#000000" fo:font-size="14pt" officeooo:rsid="005b40d9" style:font-size-complex="14pt"/>
    </style:style>
    <style:style style:name="T11" style:family="text">
      <style:text-properties fo:color="#000000" fo:font-size="14pt" officeooo:rsid="0068100e" style:font-size-complex="14pt"/>
    </style:style>
    <style:style style:name="T12" style:family="text">
      <style:text-properties fo:color="#000000" fo:font-size="14pt" style:text-underline-style="none" fo:font-weight="normal" officeooo:rsid="00442229" style:font-size-asian="14pt" style:font-weight-asian="normal" style:font-size-complex="14pt" style:font-weight-complex="normal"/>
    </style:style>
    <style:style style:name="T13" style:family="text">
      <style:text-properties fo:color="#000000" fo:font-size="14pt" style:text-underline-style="none" fo:font-weight="normal" officeooo:rsid="0045788d" style:font-size-asian="14pt" style:font-weight-asian="normal" style:font-size-complex="14pt" style:font-weight-complex="normal"/>
    </style:style>
    <style:style style:name="T14" style:family="text">
      <style:text-properties fo:color="#000000" fo:font-size="16pt" style:text-underline-style="none" fo:font-weight="normal" style:font-size-asian="16pt" style:font-weight-asian="normal" style:font-size-complex="16pt" style:font-weight-complex="normal"/>
    </style:style>
    <style:style style:name="T15" style:family="text">
      <style:text-properties fo:color="#000000" fo:font-size="16pt" style:text-underline-style="none" fo:font-weight="normal" officeooo:rsid="00442229" style:font-size-asian="16pt" style:font-weight-asian="normal" style:font-size-complex="16pt" style:font-weight-complex="normal"/>
    </style:style>
    <style:style style:name="T16" style:family="text">
      <style:text-properties fo:color="#000000" fo:font-size="16pt" style:text-underline-style="none" fo:font-weight="normal" officeooo:rsid="0045788d" style:font-size-asian="16pt" style:font-weight-asian="normal" style:font-size-complex="16pt" style:font-weight-complex="normal"/>
    </style:style>
    <style:style style:name="T17" style:family="text">
      <style:text-properties fo:color="#000000" officeooo:rsid="005e8b28"/>
    </style:style>
    <style:style style:name="T18" style:family="text">
      <style:text-properties fo:color="#000000" officeooo:rsid="0068100e"/>
    </style:style>
    <style:style style:name="T19" style:family="text">
      <style:text-properties fo:color="#000000" fo:font-style="normal" style:text-underline-style="none" fo:font-weight="normal" officeooo:rsid="00603503" style:font-style-asian="normal" style:font-weight-asian="normal" style:font-style-complex="normal" style:font-weight-complex="normal"/>
    </style:style>
    <style:style style:name="T20" style:family="text">
      <style:text-properties fo:color="#000000" officeooo:rsid="00603503"/>
    </style:style>
    <style:style style:name="T21" style:family="text">
      <style:text-properties fo:color="#000000" officeooo:rsid="0061f852"/>
    </style:style>
    <style:style style:name="T22" style:family="text">
      <style:text-properties fo:color="#000000" officeooo:rsid="0063675a"/>
    </style:style>
    <style:style style:name="T23" style:family="text">
      <style:text-properties fo:color="#000000" officeooo:rsid="0064081e"/>
    </style:style>
    <style:style style:name="T24" style:family="text">
      <style:text-properties fo:color="#000000" officeooo:rsid="006a0270"/>
    </style:style>
    <style:style style:name="T25" style:family="text">
      <style:text-properties fo:color="#000000" officeooo:rsid="006b3675"/>
    </style:style>
    <style:style style:name="T26" style:family="text">
      <style:text-properties fo:color="#000000" style:text-underline-style="none" fo:font-weight="normal" style:font-weight-asian="normal" style:font-weight-complex="normal"/>
    </style:style>
    <style:style style:name="T27" style:family="text">
      <style:text-properties fo:color="#000000" style:text-underline-style="none" fo:font-weight="normal" officeooo:rsid="0045788d" style:font-weight-asian="normal" style:font-weight-complex="normal"/>
    </style:style>
    <style:style style:name="T28" style:family="text">
      <style:text-properties fo:color="#c9211e" fo:font-size="24pt" style:text-underline-style="solid" style:text-underline-width="auto" style:text-underline-color="font-color" fo:font-weight="bold" style:font-size-asian="24pt" style:font-weight-asian="bold" style:font-size-complex="24pt" style:font-weight-complex="bold"/>
    </style:style>
    <style:style style:name="T29" style:family="text">
      <style:text-properties fo:color="#c9211e" fo:font-size="26pt" style:text-underline-style="solid" style:text-underline-width="auto" style:text-underline-color="font-color" fo:font-weight="bold" style:font-size-asian="26pt" style:font-weight-asian="bold" style:font-size-complex="26pt" style:font-weight-complex="bold"/>
    </style:style>
    <style:style style:name="T30" style:family="text">
      <style:text-properties fo:color="#c9211e" fo:font-size="16pt" style:text-underline-style="solid" style:text-underline-width="auto" style:text-underline-color="font-color" fo:font-weight="bold" style:font-size-asian="16pt" style:font-weight-asian="bold" style:font-size-complex="16pt" style:font-weight-complex="bold"/>
    </style:style>
    <style:style style:name="T31" style:family="text">
      <style:text-properties fo:color="#c9211e" fo:font-size="16pt" style:text-underline-style="solid" style:text-underline-width="auto" style:text-underline-color="font-color" fo:font-weight="bold" officeooo:rsid="005554ec" style:font-size-asian="16pt" style:font-weight-asian="bold" style:font-size-complex="16pt" style:font-weight-complex="bold"/>
    </style:style>
    <style:style style:name="T32" style:family="text">
      <style:text-properties fo:color="#c9211e" fo:font-size="20pt" style:text-underline-style="solid" style:text-underline-width="auto" style:text-underline-color="font-color" fo:font-weight="bold" officeooo:rsid="006a0270" style:font-size-asian="20pt" style:font-weight-asian="bold" style:font-size-complex="20pt" style:font-weight-complex="bold"/>
    </style:style>
    <style:style style:name="T33" style:family="text">
      <style:text-properties fo:color="#c9211e" fo:font-size="22pt" style:text-underline-style="solid" style:text-underline-width="auto" style:text-underline-color="font-color" fo:font-weight="bold" style:font-size-asian="22pt" style:font-weight-asian="bold" style:font-size-complex="22pt" style:font-weight-complex="bold"/>
    </style:style>
    <style:style style:name="T34" style:family="text">
      <style:text-properties officeooo:rsid="002c6d57"/>
    </style:style>
    <style:style style:name="T35" style:family="text">
      <style:text-properties officeooo:rsid="00423d2e"/>
    </style:style>
    <style:style style:name="T36" style:family="text">
      <style:text-properties officeooo:rsid="00442229"/>
    </style:style>
    <style:style style:name="T37" style:family="text">
      <style:text-properties officeooo:rsid="0045788d"/>
    </style:style>
    <style:style style:name="T38" style:family="text">
      <style:text-properties officeooo:rsid="0047a220"/>
    </style:style>
    <style:style style:name="T39" style:family="text">
      <style:text-properties officeooo:rsid="004e4610"/>
    </style:style>
    <style:style style:name="T40" style:family="text">
      <style:text-properties officeooo:rsid="00529aaa"/>
    </style:style>
    <style:style style:name="T41" style:family="text">
      <style:text-properties officeooo:rsid="005554ec"/>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size="16pt" style:font-size-asian="16pt" style:font-size-complex="16pt"/>
    </style:style>
    <style:style style:name="T44" style:family="text">
      <style:text-properties officeooo:rsid="005947bd"/>
    </style:style>
    <style:style style:name="T45" style:family="text">
      <style:text-properties fo:color="#2a6099" fo:font-size="26pt" style:text-underline-style="solid" style:text-underline-width="auto" style:text-underline-color="font-color" fo:font-weight="bold" style:font-size-asian="26pt" style:font-weight-asian="bold" style:font-size-complex="26pt" style:font-weight-complex="bold"/>
    </style:style>
    <style:style style:name="T46" style:family="text">
      <style:text-properties fo:color="#ff0000"/>
    </style:style>
    <style:style style:name="T47" style:family="text">
      <style:text-properties fo:color="#ff0000" fo:font-size="16pt" style:font-size-asian="16pt" style:font-size-complex="16pt"/>
    </style:style>
    <style:style style:name="T48" style:family="text">
      <style:text-properties fo:color="#ff0000" fo:font-size="14pt" style:font-size-complex="14pt"/>
    </style:style>
    <style:style style:name="T49" style:family="text">
      <style:text-properties fo:color="#ff0000" fo:font-size="14pt" style:font-size-asian="14pt" style:font-size-complex="14pt"/>
    </style:style>
    <style:style style:name="T50" style:family="text">
      <style:text-properties fo:color="#ff0000" officeooo:rsid="006d2546"/>
    </style:style>
    <style:style style:name="T51" style:family="text">
      <style:text-properties fo:font-size="14pt" style:font-size-asian="14pt" style:font-size-complex="14pt"/>
    </style:style>
    <style:style style:name="T52" style:family="text">
      <style:text-properties fo:font-size="14pt" officeooo:rsid="005554ec" style:font-size-asian="14pt" style:font-size-complex="14pt"/>
    </style:style>
    <style:style style:name="T53" style:family="text">
      <style:text-properties fo:font-size="14pt" officeooo:rsid="0045788d" style:font-size-asian="14pt" style:font-size-complex="14pt"/>
    </style:style>
    <style:style style:name="T54" style:family="text">
      <style:text-properties fo:font-size="14pt" style:font-size-complex="14pt"/>
    </style:style>
    <style:style style:name="T55" style:family="text">
      <style:text-properties fo:font-size="14pt" officeooo:rsid="0068100e" style:font-size-complex="14pt"/>
    </style:style>
    <style:style style:name="T56" style:family="text">
      <style:text-properties fo:font-size="14pt" officeooo:rsid="005554ec" style:font-size-complex="14pt"/>
    </style:style>
    <style:style style:name="T57" style:family="text">
      <style:text-properties fo:font-size="14pt" fo:background-color="#ffffff" loext:char-shading-value="0" style:font-size-complex="14pt"/>
    </style:style>
    <style:style style:name="T58" style:family="text">
      <style:text-properties fo:font-size="14pt" officeooo:rsid="004e4610" fo:background-color="#ffffff" loext:char-shading-value="0" style:font-size-complex="14pt"/>
    </style:style>
    <style:style style:name="T59" style:family="text">
      <style:text-properties fo:font-size="14pt" officeooo:rsid="005554ec" fo:background-color="#ffffff" loext:char-shading-value="0" style:font-size-complex="14pt"/>
    </style:style>
    <style:style style:name="T60" style:family="text">
      <style:text-properties officeooo:rsid="006b3675"/>
    </style:style>
    <style:style style:name="T61" style:family="text">
      <style:text-properties style:text-position="super 58%"/>
    </style:style>
    <style:style style:name="T62" style:family="text">
      <style:text-properties fo:font-size="13pt"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1 : Génétique et évolution </text:p>
      <text:p text:style-name="P1"/>
      <text:p text:style-name="P1">Leçon <text:span text:style-name="T35">2</text:span> :<text:span text:style-name="T1"> </text:span><text:span text:style-name="T3">Le brassage des génomes à chaque génération, la reproduction sexuée des eucaryotes</text:span></text:p>
      <text:p text:style-name="P4"/>
      <text:p text:style-name="P4"/>
      <text:p text:style-name="P2"><text:span text:style-name="T34">I/</text:span>Constat :</text:p>
      <text:p text:style-name="P7"/>
      <text:p text:style-name="P2"><text:span text:style-name="T15"><text:tab/></text:span><text:span text:style-name="T12">En première nous avons vue que l’association de la réplication est de la méiose ne </text:span><text:span text:style-name="T13">garantissait</text:span><text:span text:style-name="T12"> pas le maintien du caryotype ni celui du programme génétique lors de la formation des </text:span><text:span text:style-name="T13">gamète.</text:span></text:p>
      <text:p text:style-name="P4"><text:s/><text:span text:style-name="T36">En effet pour ce qui est du caryotype le nombre de chromosome est divise par deux chez les gamète par apport a leur cellule mère et c’est chromosome sont monochromatidiens . On dit que la méiose fait passer d’une cellule diploïde a quatre cellule haploïdes. Pour ce qui est du programme génétique, chaque gamète ne reçois qu’un seul des deux allèle de chaque gène présent dans la cellule mère. La cellule issue de la fécondation = cellule œuf = zygote est une cellule diploïdes. La fécondation rétablie donc le nombre de chromosome de l’espèce</text:span></text:p>
      <text:p text:style-name="P5"/>
      <text:p text:style-name="P6"><text:span text:style-name="T28">PB :</text:span> <text:span text:style-name="T51">on vas chercher a comprendre comment la fécondation rétablie la </text:span><text:span text:style-name="T53">diploïdie</text:span> </text:p>
      <text:p text:style-name="P6"/>
      <text:p text:style-name="P3"><text:span text:style-name="T37">Stratégie</text:span> :</text:p>
      <text:p text:style-name="P88"><text:span text:style-name="T26">- suivre le </text:span><text:span text:style-name="T27">développement</text:span><text:span text:style-name="T26"> sous microscope d’une fécondation in vitro</text:span></text:p>
      <text:p text:style-name="P2"/>
      <text:list xml:id="list2418902085" text:style-name="WWNum3">
        <text:list-item>
          <text:p text:style-name="P71"><text:span text:style-name="T38">I/</text:span>La fécondation et le rétablissement de la diploïdie :</text:p>
        </text:list-item>
      </text:list>
      <text:p text:style-name="P16"/>
      <text:p text:style-name="P97">Lorsque les spermatozoïdes (spz) sont éjaculés dans le vagin, leur méiose est terminée depuis longtemps. Lors de l’ovulation, c’est un ovocyte 2 qui est expulsé c’est-à-dire une cellule issue de la première division méiotique. La méiose n’est donc pas terminée. Cet ovocyte va descendre dans une des trompes de Fallope en attendant la fécondation. </text:p>
      <text:p text:style-name="P18"><text:span text:style-name="T62">Les spz remontent les voies génitales féminines, de nombreux meurent en route et seuls quelques-uns arrivent jusqu’à l’ovocyte. Là, ils traversent des couches protectrices entourant l’ovocyte (corona radiata et zone pellucide) et un seul d’entre eux atteint sa membrane plasmique. Des processus chimiques empêchent les autres spz de progresser davantage. Les </text:span>membranes plasmiques des 2 gamètes fusionnent après des battements vigoureux du flagelle du spz. Ceci déclenche la fin de la méiose de l’ovocyte 2 qui devient un ovule. </text:p>
      <text:p text:style-name="P18"><text:soft-page-break/></text:p>
      <text:p text:style-name="P15"><text:tab/>Le noyau du spermatozoïde appelé pronucléus mâle entre alors dans le cytoplasme du gamète femelle. Les <text:span text:style-name="T41">pronucléus</text:span> mâle et femelle se mettent ensuite à gonfler, signe de la réplication qui aboutit à la formation de chromosomes (ch) à 2 chromatides. Ce n’est qu’après cela que les 2 <text:span text:style-name="T41">pronucléus</text:span> fusionnent : c’est la caryogamie.</text:p>
      <text:p text:style-name="P17"/>
      <text:p text:style-name="P17">Il y a ainsi formation d’un zygote diploïde qui possède, pour chaque paire de ch, un ch d’origine paternelle et un autre d’origine maternelle. Etant donné que chacun des 2 parents n’a donné qu’un seul allèle pour chaque gène, le zygote possède donc un allèle maternel et un allèle paternel pour chaque paire d’allèles d’un gène. Si ces 2 allèles sont identiques on parle d’homozygotie ; s’ils sont différents, on parle d’hétérozygotie.</text:p>
      <text:p text:style-name="P10"/>
      <text:p text:style-name="P8">CONCLUSION :<text:span text:style-name="T54"> La fécondation permet le rétablissement de la diploïdie grâce à la mise en commun des n ch de chaque gamète par caryogamie. Il y a ainsi réunion de 2 génomes d’origine indépendante apportant chacun un lot d’allèles.</text:span></text:p>
      <text:p text:style-name="P11"/>
      <text:p text:style-name="P11"/>
      <text:p text:style-name="P12">P= parents</text:p>
      <text:p text:style-name="P12">F= génération fille </text:p>
      <text:p text:style-name="P12"/>
      <text:p text:style-name="P12"/>
      <text:p text:style-name="P9">II/ Constat :</text:p>
      <text:p text:style-name="P13"/>
      <text:p text:style-name="P14">(...//…) = allèle </text:p>
      <text:p text:style-name="P14"/>
      <text:p text:style-name="P14">[…] = phénotype </text:p>
      <text:p text:style-name="P14"/>
      <text:p text:style-name="P14"/>
      <text:p text:style-name="P14"/>
      <text:p text:style-name="P14"/>
      <text:p text:style-name="P14"/>
      <text:p text:style-name="P19">TP 12/09/2022</text:p>
      <text:p text:style-name="P19"/>
      <text:p text:style-name="P19">f2 [vg+]= 48,9</text:p>
      <text:p text:style-name="P19">f2 [vg]= </text:p>
      <text:p text:style-name="P19"/>
      <text:p text:style-name="P19"/>
      <text:p text:style-name="P19"/>
      <text:p text:style-name="P23">Constat :</text:p>
      <text:p text:style-name="P19"><text:soft-page-break/></text:p>
      <text:p text:style-name="P19"><text:tab/><text:span text:style-name="T57">La génétique est une science jeune née sous </text:span><text:span text:style-name="T58">l’impulsion</text:span><text:span text:style-name="T57"> de Mendel au </text:span><text:span text:style-name="T58">début</text:span><text:span text:style-name="T57"> du X</text:span><text:span text:style-name="T59">Xé</text:span><text:span text:style-name="T57">me </text:span><text:span text:style-name="T58">siècle.</text:span><text:span text:style-name="T57"> Se dernier est a l’origine des loi décrivant les principes de la </text:span><text:span text:style-name="T59">transmission</text:span><text:span text:style-name="T57"> héréditaire. Avec le voc d’’aujourd’hui Mendel a compris les notion </text:span><text:span text:style-name="T58">d</text:span><text:span text:style-name="T57">e </text:span><text:span text:style-name="T58">gène</text:span><text:span text:style-name="T57">, d’allèle, </text:span><text:span text:style-name="T58">d’allèle</text:span><text:span text:style-name="T57"> dominant et </text:span><text:span text:style-name="T58">récessif</text:span><text:span text:style-name="T57">, de méiose et etc. </text:span><text:span text:style-name="T58">Après</text:span><text:span text:style-name="T57"> lui Morgan a découvert le rôle des chromosome dans l’hérédité </text:span><text:span text:style-name="T58">grâce</text:span><text:span text:style-name="T57"> a c travaux sur les drosophiles ( 2n=8 )..</text:span></text:p>
      <text:p text:style-name="P22"><text:tab/>L’un deux consiste a croiser des parent de ligné pur c’est a dire <text:span text:style-name="T41">homozygote</text:span> <text:span text:style-name="T41">présentant</text:span> 2 <text:span text:style-name="T41">phénotype</text:span> :</text:p>
      <text:p text:style-name="P22">- des parent P1 au aile normale [vg+]</text:p>
      <text:p text:style-name="P22">- des parent P2 au ailes <text:span text:style-name="T41">vestigiale</text:span> [vg] <text:span text:style-name="T41">caractère</text:span> issue d’une mutation</text:p>
      <text:p text:style-name="P22">Les résultat de ces nombreux hybridismes donne <text:span text:style-name="T41">toujours</text:span> 100 % <text:span text:style-name="T41">d’individus</text:span> hybride [vg+] en f1 puis en croisant ces f1 avec des p2 <text:span text:style-name="T39">(</text:span>croisement-test ou test-cross ou backcross<text:span text:style-name="T39">) en moyenne pour de nombreux croisement 50 % [vg+] et 50%[vg] en f2.</text:span></text:p>
      <text:p text:style-name="P19"/>
      <text:p text:style-name="P19"/>
      <text:p text:style-name="P20"><text:span text:style-name="T29">PB :</text:span> <text:span text:style-name="T54">On vas cherchez comment son apparue les divers phénotype de ce </text:span><text:span text:style-name="T56">monohybridisme</text:span><text:span text:style-name="T54"> et de se test-cross </text:span></text:p>
      <text:p text:style-name="P21"/>
      <text:p text:style-name="P24">Stratégie :</text:p>
      <text:p text:style-name="P21">- simuler ce qu’il se passent pour chaque croisement a échelle des chromosome et des allèle en faisant intervenir la réplication, la méiose et la fécondation</text:p>
      <text:p text:style-name="P21">- puis comparer ses résultat théorique au résultat réelle vue au constat.</text:p>
      <text:p text:style-name="P20"/>
      <text:p text:style-name="P20"/>
      <text:p text:style-name="P20"/>
      <text:p text:style-name="P20"/>
      <text:list xml:id="list101512701228111" text:continue-numbering="true" text:style-name="WWNum3">
        <text:list-item>
          <text:list>
            <text:list-item>
              <text:list>
                <text:list-item>
                  <text:list>
                    <text:list-item>
                      <text:list>
                        <text:list-item>
                          <text:list>
                            <text:list-item>
                              <text:list>
                                <text:list-item>
                                  <text:list>
                                    <text:list-item>
                                      <text:list>
                                        <text:list-item>
                                          <text:list>
                                            <text:list-header>
                                              <text:p text:style-name="P89"><text:span text:style-name="T41"><text:s text:c="4"/></text:span><text:span text:style-name="T31"><text:s/>II/</text:span><text:span text:style-name="T30">Interprétation d’une expérience de monohybridisme suivie d’un test-cross :</text:span></text:p>
                                            </text:list-header>
                                          </text:list>
                                        </text:list-item>
                                      </text:list>
                                    </text:list-item>
                                  </text:list>
                                </text:list-item>
                              </text:list>
                            </text:list-item>
                          </text:list>
                        </text:list-item>
                      </text:list>
                    </text:list-item>
                  </text:list>
                </text:list-item>
              </text:list>
            </text:list-item>
          </text:list>
          <text:p text:style-name="P94"/>
          <text:list>
            <text:list-item>
              <text:list>
                <text:list-item>
                  <text:list>
                    <text:list-header>
                      <text:p text:style-name="P94"><text:s text:c="13"/><text:span text:style-name="T43"><text:s/></text:span><text:span text:style-name="T51">Le monohybridisme désigne une expérience de croisement entre 2 populations qui ne diffèrent que d’un caractère. C’est le cas entre nos P1 et nos P2.</text:span></text:p>
                    </text:list-header>
                  </text:list>
                </text:list-item>
              </text:list>
            </text:list-item>
          </text:list>
          <text:p text:style-name="P95"><text:s text:c="19"/>D’après ce que l’on sait de la méiose, chaque individu de ces populations ne produit qu’un seul type de gamètes. On obtient donc après fécondation, en F1, des individus hétérozygotes (vg+/vg) mais présentant le phénotype [vg+] car vg+ est l’allèle dominant.</text:p>
          <text:p text:style-name="P95"><text:s text:c="19"/>Un test-cross consiste à croiser une population hétérozygote au phénotype dominant avec une population homozygote au phénotype récessif, de générations différentes.</text:p>
          <text:list text:continue-numbering="true">
            <text:list-header>
              <text:p text:style-name="P96"><text:s text:c="12"/><text:span text:style-name="T41"><text:s text:c="5"/></text:span><text:span text:style-name="T52"><text:s/></text:span><text:span text:style-name="T51">C’est le cas entre nos F1 et nos P2. Là encore, avec ce que l’on sait de la méiose et de la fécondation, on obtient 50% de [vg+] et 50% de [vg] en F2 car les F1 produisent 2 types de gamètes et les P2 toujours qu’1 seul. On ne peut aboutir ainsi qu’à 2 types de zygotes. Tout ceci est cohérent avec les résultats réels que nous avons simulés sur Netbiodyn.</text:span></text:p>
            </text:list-header>
          </text:list>
        </text:list-item>
        <text:list-item>
          <text:p text:style-name="P89"/>
          <text:list>
            <text:list-header>
              <text:p text:style-name="P91"><text:soft-page-break/><text:span text:style-name="T42">CONCLUSION : </text:span><text:span text:style-name="T54">Les phénomènes caractéristiques de la reproduction sexuée, à savoir la méiose et la fécondation, suffisent à expliquer les résultats des expériences de monohybridisme et les tests-cross associés.</text:span></text:p>
              <text:p text:style-name="P72"/>
            </text:list-header>
          </text:list>
        </text:list-item>
      </text:list>
      <text:p text:style-name="P34"/>
      <text:p text:style-name="P25">Total=40 </text:p>
      <text:p text:style-name="P25">[vg+eb+]= <text:span text:style-name="T40">11111111111=27.5 %</text:span></text:p>
      <text:p text:style-name="P25">[vg eb ]=<text:span text:style-name="T40">111111111=22.5 %</text:span></text:p>
      <text:p text:style-name="P25">[vg+eb]= <text:span text:style-name="T40">111111111=22.5 % </text:span></text:p>
      <text:p text:style-name="P25">[vg eb+]=<text:span text:style-name="T40">11111111111= 27.5 %</text:span></text:p>
      <text:p text:style-name="P34"/>
      <text:p text:style-name="P40">constat :</text:p>
      <text:p text:style-name="P26"><text:tab/></text:p>
      <text:p text:style-name="P35"><text:span text:style-name="T2"><text:tab/></text:span><text:span text:style-name="T9">Une</text:span><text:span text:style-name="T8"> </text:span><text:span text:style-name="T10">2</text:span><text:span text:style-name="T8">eme </text:span><text:span text:style-name="T11">experience</text:span><text:span text:style-name="T8"> consiste a croiser des p1 au aile normale et au corps gris avec des P2 au aile vestigiale est au </text:span><text:span text:style-name="T9">corps</text:span><text:span text:style-name="T8"> </text:span><text:span text:style-name="T9">ébène</text:span><text:span text:style-name="T8">, </text:span><text:span text:style-name="T9">caractères</text:span><text:span text:style-name="T8"> issue de 2 mutation. Les 2 </text:span><text:span text:style-name="T9">gène</text:span><text:span text:style-name="T8"> impliquer sont sur des </text:span><text:span text:style-name="T9">chromosome</text:span><text:span text:style-name="T8"> </text:span><text:span text:style-name="T9">différente</text:span><text:span text:style-name="T8"> = </text:span><text:span text:style-name="T9">gène</text:span><text:span text:style-name="T8"> </text:span><text:span text:style-name="T9">indépendant.</text:span><text:span text:style-name="T8"> Les résultat de nombreux dihybridisme donne toujours 100 % de F1 au aile normale et au </text:span><text:span text:style-name="T9">corps</text:span><text:span text:style-name="T8"> gris puis en faisant le teste cross F1 P2 on obtient en moyenne en F2 25 % d’aile normale corps gris, 25 % corps vestigiale corps ébène soit 50 % dit parentaux ; et plus surprenant il y a aussi apparition de new phénotype dit recombiné avec 25 % d’aile normale </text:span><text:span text:style-name="T9">corps</text:span><text:span text:style-name="T8"> </text:span><text:span text:style-name="T9">ébène</text:span><text:span text:style-name="T8"> et 25 % aile vestigiale corps gris</text:span></text:p>
      <text:p text:style-name="P26"/>
      <text:p text:style-name="P36"><text:span text:style-name="T29">PB :</text:span><text:span text:style-name="T2"> </text:span><text:span text:style-name="T8">On vas cherchez a comprendre comment sont apparue les divers phhénotypes de se dihybridisme et de ce test-cross </text:span></text:p>
      <text:p text:style-name="P27"/>
      <text:p text:style-name="P42">Stratégie :</text:p>
      <text:p text:style-name="P27"><text:span text:style-name="T54">-Idem ci dessus</text:span> </text:p>
      <text:p text:style-name="P27"/>
      <table:table table:name="Tableau1" table:style-name="Tableau1">
        <table:table-column table:style-name="Tableau1.A" table:number-columns-repeated="5"/>
        <table:table-row>
          <table:table-cell table:style-name="Tableau1.A1" office:value-type="string">
            <text:p text:style-name="P63"><text:s text:c="8"/>P1/F1</text:p>
          </table:table-cell>
          <table:table-cell table:style-name="Tableau1.A1" office:value-type="string">
            <text:p text:style-name="P63">(vg+;vg+)</text:p>
          </table:table-cell>
          <table:table-cell table:style-name="Tableau1.A1" office:value-type="string">
            <text:p text:style-name="P65">(vg;eb)</text:p>
          </table:table-cell>
          <table:table-cell table:style-name="Tableau1.A1" office:value-type="string">
            <text:p text:style-name="P65">(vg+;eb)</text:p>
          </table:table-cell>
          <table:table-cell table:style-name="Tableau1.E1" office:value-type="string">
            <text:p text:style-name="P65">(vg+;eb+)</text:p>
          </table:table-cell>
        </table:table-row>
        <table:table-row>
          <table:table-cell table:style-name="Tableau1.A2" office:value-type="string">
            <text:p text:style-name="P63">(vg;eb)</text:p>
          </table:table-cell>
          <table:table-cell table:style-name="Tableau1.A2" office:value-type="string">
            <text:p text:style-name="P64">(vg+vg;eb+eb)<text:span text:style-name="T44">=</text:span></text:p>
            <text:p text:style-name="P65">[vg+eb+]</text:p>
          </table:table-cell>
          <table:table-cell table:style-name="Tableau1.A2" office:value-type="string">
            <text:p text:style-name="P65">(vgvg;ebeb)=</text:p>
            <text:p text:style-name="P65">[vg;eb]</text:p>
          </table:table-cell>
          <table:table-cell table:style-name="Tableau1.A2" office:value-type="string">
            <text:p text:style-name="P65">(vg+vg;ebeb)=</text:p>
            <text:p text:style-name="P65">[vg+;eb]</text:p>
          </table:table-cell>
          <table:table-cell table:style-name="Tableau1.E2" office:value-type="string">
            <text:p text:style-name="P65">(vgvg;eb+eb)=</text:p>
            <text:p text:style-name="P65">[vg;eb+]</text:p>
          </table:table-cell>
        </table:table-row>
        <table:table-row>
          <table:table-cell table:style-name="Tableau1.A2" office:value-type="string">
            <text:p text:style-name="P65">Probabilité</text:p>
          </table:table-cell>
          <table:table-cell table:style-name="Tableau1.A2" office:value-type="string">
            <text:p text:style-name="P65">25 %</text:p>
          </table:table-cell>
          <table:table-cell table:style-name="Tableau1.A2" office:value-type="string">
            <text:p text:style-name="P62">2<text:span text:style-name="T44">5 %</text:span></text:p>
          </table:table-cell>
          <table:table-cell table:style-name="Tableau1.A2" office:value-type="string">
            <text:p text:style-name="P62">2<text:span text:style-name="T44">5 %</text:span></text:p>
          </table:table-cell>
          <table:table-cell table:style-name="Tableau1.E2" office:value-type="string">
            <text:p text:style-name="P62">2<text:span text:style-name="T44">5 %</text:span></text:p>
          </table:table-cell>
        </table:table-row>
      </table:table>
      <text:p text:style-name="P27"/>
      <text:p text:style-name="P27"/>
      <text:list xml:id="list518839282" text:style-name="WWNum4">
        <text:list-item>
          <text:p text:style-name="P73">Interprétation d’une expérience de dihybridisme avec gènes indépendants suivie d’un test-cross :</text:p>
        </text:list-item>
      </text:list>
      <text:p text:style-name="P66"/>
      <text:p text:style-name="P67">Le dihybridisme désigne une expérience de croisement entre 2 populations qui diffèrent de 2 caractères. C’est le cas entre nos P1 et nos P2 qui sont 2 populations doubles homozygotes.</text:p>
      <text:p text:style-name="P55"><text:soft-page-break/>D'après ce que l’on sait de la méiose, chaque P ne produit qu’un seul type de gamètes. Après fécondation, on obtient donc en F1 100% d’individus doubles hétérozygotes mais présentant le phénotype [vg+ ; eb+].</text:p>
      <text:p text:style-name="P55">Lors du test-cross F1/P2, on obtient 25% de [vg+ ; eb+] ,25% de [vg ; eb], 25% de [vg ; eb+] et 25% de [vg+ ; eb] en F2. En effet, les F1 produisent 4 types de gamètes différents et les P2 un seul ce qui conduit donc à 4 types de zygotes après fécondation. </text:p>
      <text:p text:style-name="P55">Tout se joue en métaphase et en anaphase de première division de méiose car les chromosomes homologues se répartissent de manière aléatoire et équiprobable de part et d’autre du plan équatorial de la cellule. Ainsi, les allèles de deux gènes indépendants peuvent se retrouver associés de quatre façons différentes. Parmi les 4 types de gamètes possibles, deux présentent un phénotype dit parental et les 2 autres un phénotype dit recombiné.</text:p>
      <text:p text:style-name="P55">On parle de brassage interchromosomique.</text:p>
      <text:p text:style-name="P55">Tout ceci est cohérent avec les résultats réels que nous avons vus et/ou simulés sur Netbiodyn.</text:p>
      <text:p text:style-name="P51"/>
      <text:p text:style-name="P50"><text:span text:style-name="T46">CONCLUSION : </text:span><text:span text:style-name="T48">Les phénomènes caractéristiques de la reproduction sexuée, à savoir la méiose avec son brassage interchromosomique et la fécondation, expliquent les résultats des expériences de dihybridisme avec gènes indépendants et les tests-cross associés. Ces phénomènes produisent de la diversification génétique.</text:span></text:p>
      <text:p text:style-name="P28"/>
      <text:p text:style-name="P28"/>
      <text:p text:style-name="P28"/>
      <text:p text:style-name="P28"/>
      <text:p text:style-name="P28"/>
      <text:p text:style-name="P41">Constat :</text:p>
      <text:p text:style-name="P29"/>
      <text:p text:style-name="P29"><text:tab/><text:span text:style-name="T54">Une 3eme expérience consiste a croiser des P1 au aile normale et au yeux rouge avec des P2 au aile vestigiale et au yeux pourpre, </text:span><text:span text:style-name="T55">caractères</text:span><text:span text:style-name="T54"> issue de deux mutation. Les deux géne en question sont sur le même chromosome= </text:span><text:span text:style-name="T55">gène</text:span><text:span text:style-name="T54"> lié. Les résultat en F1 donne toujours 100 % </text:span><text:span text:style-name="T55">D’individu</text:span><text:span text:style-name="T54"> hybride au aile normale et au yeux rouge. Puis lors du teste cross F1 P2 on </text:span><text:span text:style-name="T55">obtiens</text:span><text:span text:style-name="T54"> des </text:span><text:span text:style-name="T55">résultat</text:span><text:span text:style-name="T54"> </text:span><text:span text:style-name="T55">inattendue</text:span><text:span text:style-name="T54"> car des </text:span><text:span text:style-name="T55">phénotype</text:span><text:span text:style-name="T54"> recombiné apparaissent en faible proportion. Or la théorie conduit normalement a 50 % de phénotype aile normale yeux rouge et 50 % de phénotypes aile vestigiale yeux pourpre soit 100 % de phénotype parentaux.</text:span></text:p>
      <text:p text:style-name="P29"/>
      <text:p text:style-name="P29"><text:span text:style-name="T29">PB :</text:span> <text:span text:style-name="T54">On vas cherchez a comprendre comment des </text:span><text:span text:style-name="T55">phénotype</text:span><text:span text:style-name="T54"> recombiné peuvent apparaître quand les </text:span><text:span text:style-name="T55">gène</text:span><text:span text:style-name="T54"> sont lié</text:span> </text:p>
      <text:p text:style-name="P29"/>
      <text:p text:style-name="P43">Hypothése :</text:p>
      <text:p text:style-name="P38"><text:span text:style-name="T2">-</text:span><text:span text:style-name="T17"> Les chromosomes pourrait </text:span><text:span text:style-name="T18">être</text:span><text:span text:style-name="T17"> capable d’échanger des </text:span><text:span text:style-name="T18">allèle</text:span><text:span text:style-name="T17"> lors de la méiose chez lez F1</text:span></text:p>
      <text:p text:style-name="P29"/>
      <text:p text:style-name="P29"/>
      <text:p text:style-name="P44"><text:soft-page-break/>Strategie :</text:p>
      <text:p text:style-name="P33">-Observer en détaille une méiose surtout en prophase en métaphase 1 pour identifier le moment le plus propice a un échange de matérielle génétique </text:p>
      <text:p text:style-name="P33">-comparer la carte génétique d’un chromosome avant et après méiose et réalisé une électrophorèse de l’ADN et ou marquer les allèles et ou les séquencer </text:p>
      <text:p text:style-name="P30"/>
      <text:p text:style-name="P37"><text:span text:style-name="T45">Activité</text:span><text:span text:style-name="T2"> </text:span></text:p>
      <text:p text:style-name="P31"/>
      <text:p text:style-name="P31"/>
      <text:p text:style-name="P45"><text:span text:style-name="T19"><text:tab/>Tout d’abord nous observons dans le document 1, il s’agit des différentes</text:span><text:span text:style-name="T2"> étapes chronologiques de la prophase I dans un spermatocyte de criquet (2n=24).</text:span></text:p>
      <text:p text:style-name="P46"><text:span text:style-name="T20">On observent dans la première et deuxième image que les chromosomes sont dispersé dans la cellule et qu’il ne sont pas colé a leurs homologues </text:span><text:span text:style-name="T21">ensuite </text:span><text:span text:style-name="T20">dans les image </text:span><text:span text:style-name="T21">3,4 et 5 les chromosomes sont avec leurs homologues. Or nous savons que de nouveau phénotype peuvent se former lors de la méiose, on en déduit que lorsque les chromosome sont avec leurs homologue ils peuvent échanger des allèles durant la prophase. </text:span></text:p>
      <text:p text:style-name="P32"/>
      <text:p text:style-name="P46"><text:span text:style-name="T21"><text:tab/>Ensuite, le document 2 montre la photographie d’un chromosome bivalent et son schéma interprétatif. On observe un chromosome bivalent= association de 2 chromosomes homologues, il</text:span><text:span text:style-name="T22">s</text:span><text:span text:style-name="T21"> </text:span><text:span text:style-name="T22">ont</text:span><text:span text:style-name="T21"> trois partie les chromatides, les chiasma</text:span><text:span text:style-name="T22">s</text:span><text:span text:style-name="T21"> et les centromère</text:span><text:span text:style-name="T22">s</text:span><text:span text:style-name="T21"> </text:span><text:span text:style-name="T22">et chaque chromatide </text:span><text:span text:style-name="T23">sont </text:span><text:span text:style-name="T22">accolés </text:span><text:span text:style-name="T23">a leur homologue</text:span><text:span text:style-name="T22">. </text:span><text:span text:style-name="T23">On en déduit que lorsque les…</text:span></text:p>
      <text:p text:style-name="P92"/>
      <text:p text:style-name="P92"/>
      <text:p text:style-name="P47"><text:span text:style-name="T23">c</text:span><text:span text:style-name="T2">orrection a mettre </text:span></text:p>
      <text:p text:style-name="P93"/>
      <text:p text:style-name="P93"/>
      <text:list xml:id="list101512342996335" text:continue-numbering="true" text:style-name="WWNum4">
        <text:list-item>
          <text:p text:style-name="P74">Interprétation des expériences de dihybridisme avec gènes liés suivie d’un test-cross :</text:p>
        </text:list-item>
      </text:list>
      <text:p text:style-name="P70"/>
      <text:p text:style-name="P67">Le dihybridisme entre une population P1 double homozygote au phénotype ailes normales et yeux rouges et une population P2 double homozygote au phénotype ailes vestigiales et yeux pourpres produit, en F1, 100% d’individus doubles hétérozygotes mais présentant le phénotype [vg+ ; pr+] car chaque parent ne produit qu’un seul type de gamètes. Par contre, ce n’est pas le cas des F1 qui en produisent 4 bien que les gènes soient liés.</text:p>
      <text:p text:style-name="P55">En effet, lors de la prophase I de méiose, des fragments de chromatides et donc les allèles qu’ils portent, peuvent être échangés entre chromosomes homologues. On nomme crossing-over ou enjambements cet échange de matériel génétique et les chromatides ainsi obtenues sont dites recombinées. A l’issue de la méiose, les allèles de gènes liés peuvent donc être réassociés différemment mais ce n’est pas systématique car ces recombinaisons sont aléatoires et leur fréquence dépend de la distance chromosomique entre les gènes (plus cette distance est grande plus la fréquence de recombinaison augmente). </text:p>
      <text:p text:style-name="P55">Aussi, lors du test-cross F1/P2, on obtient toujours en F2 plus de 25% de [vg+pr+], ainsi que de [vg ; pr] mais moins de 25% de [vg ; pr+] ainsi que de [vg+ pr]. </text:p>
      <text:p text:style-name="P55"><text:soft-page-break/>On parle de brassage intrachromosomique dont les effets s’ajoutent à ceux du brassage inter et de la fécondation pour créer une très grande diversité de zygotes.</text:p>
      <text:p text:style-name="P55">Tout ceci est cohérent avec les résultats réels que nous avons vus et/ou simulés sur Netbiodyn.</text:p>
      <text:p text:style-name="P51"/>
      <text:p text:style-name="P53"><text:span text:style-name="T47">CONCLUSION : </text:span><text:span text:style-name="T49">Les phénomènes caractéristiques de la reproduction sexuée, à savoir la méiose avec son brassage intrachromosomique puis interchromosomique et la fécondation, expliquent les résultats des expériences de dihybridisme avec gènes liés et les tests-cross associés. Cela explique en particulier l’apparition de phénotypes recombinés inattendus qui ne sont autres que de la diversification génétique.</text:span></text:p>
      <text:p text:style-name="P76"/>
      <text:p text:style-name="P79"/>
      <text:p text:style-name="P79">Constat :</text:p>
      <text:p text:style-name="P79"/>
      <text:p text:style-name="P54"><text:span text:style-name="T47"><text:tab/></text:span><text:span text:style-name="T5">Il existe des cas de monohybridisme chez la drosophile qui ne colle pas avec se que nous avons </text:span><text:span text:style-name="T6">découvert</text:span><text:span text:style-name="T5"> </text:span><text:span text:style-name="T6">précédemment</text:span><text:span text:style-name="T5"> en effet lorsqu’on croise des </text:span><text:span text:style-name="T6">mâle</text:span><text:span text:style-name="T5"> au yeux blanc [b] avec des femelle au yeux rouge [r] on </text:span><text:span text:style-name="T6">obtient</text:span><text:span text:style-name="T5"> 100 % des F1 [r] comme le prévoit notre modèle ( a condition que </text:span><text:span text:style-name="T6">l’allèle</text:span><text:span text:style-name="T5"> [r] soit dominant. Par contre lorsqu’on croise des mal [r] avec des femelle [b] on </text:span><text:span text:style-name="T6">obtient</text:span><text:span text:style-name="T5"> en F1 100 % de mal [b] et 100 % de femelle [r], ce qui ne colle pas avec notre modèle</text:span></text:p>
      <text:p text:style-name="P80"/>
      <text:p text:style-name="P56"><text:span text:style-name="T32">Pb :</text:span><text:span text:style-name="T24"> On vas cherchez a </text:span><text:span text:style-name="T25">comprendre</text:span><text:span text:style-name="T24"> comment son apparue les </text:span><text:span text:style-name="T25">divers</text:span><text:span text:style-name="T24"> phénotype de se monohybridisme <text:s text:c="2"/></text:span></text:p>
      <text:p text:style-name="P80"/>
      <text:p text:style-name="P60"><text:span text:style-name="T60">Hypothèse</text:span> :</text:p>
      <text:p text:style-name="P59"><text:span text:style-name="T4">- Le </text:span><text:span text:style-name="T6">gène</text:span><text:span text:style-name="T4"> de la couleur des yeux serait situé sur la paire de chromosome sexuel </text:span><text:span text:style-name="T6">mais </text:span><text:span text:style-name="T7">sur un seul des deux chromosome soit le X soit le Y</text:span></text:p>
      <text:p text:style-name="P81"/>
      <text:p text:style-name="P61">Stratégie :</text:p>
      <text:p text:style-name="P82">-Idem précédemment </text:p>
      <text:p text:style-name="P82"/>
      <text:list xml:id="list101511635339949" text:continue-numbering="true" text:style-name="WWNum4">
        <text:list-header>
          <text:p text:style-name="P85"><text:span text:style-name="T50">V/</text:span><text:span text:style-name="T46">Interprétation des expériences de monohybridisme avec gène situé sur la paire de chromosomes sexuels :</text:span></text:p>
        </text:list-header>
      </text:list>
      <text:p text:style-name="P69"/>
      <text:p text:style-name="P68">Les chromosomes sexuels X et Y ne sont pas des chromosomes homologues car ils ne possèdent pas les mêmes gènes. Chez les femelles, les 2 ch X par contre sont bels et bien homologues. Seule une petite partie des chromosomes X et Y porte des gènes identiques : on parle de région homologue. </text:p>
      <text:p text:style-name="P57">La majeure partie du chromosome X est dite spécifique ou différentielle c’est-à-dire qu’elle n’a pas son équivalent sur Y qui lui-même a sa propre région spécifique ou différentielle. Si un gène est situé sur la région homologue alors les lois que nous avons vues précédemment sur le monohybridisme sont valables. </text:p>
      <text:p text:style-name="P57"><text:soft-page-break/>Par contre, si le gène est situé sur la région différentielle de X alors il n’y aura qu’un allèle de ce gène chez les mâles contre 2 chez les femelles. C’est le cas d’un des gènes qui déterminent la couleur des yeux chez la drosophile. </text:p>
      <text:p text:style-name="P57">D’autres cas auraient montré l’existence de gènes uniquement présents sur la région différentielle de Y.</text:p>
      <text:p text:style-name="P57">Ces particularités compliquent aussi la compréhension de la transmission des caractères héréditaires en cas de dihybridisme quand un des gènes est sur une des parties différentielles des chromosomes sexuels.</text:p>
      <text:p text:style-name="P52"/>
      <text:p text:style-name="P77">CONCLUSION : Les phénomènes caractéristiques de la reproduction sexuée suffisent à expliquer les résultats des monohybridismes même quand les gènes sont situés sur les régions différentielles des chromosomes sexuels.</text:p>
      <text:p text:style-name="P77"/>
      <text:p text:style-name="P78">Constat :</text:p>
      <text:p text:style-name="P83"><text:tab/>La reproduction <text:s/>sexuée et réputer capable de produire une grande diversité de zygote sur le plan génétique </text:p>
      <text:p text:style-name="P83"/>
      <text:p text:style-name="P58"><text:span text:style-name="T33">PB :</text:span><text:span text:style-name="T2"> On vas cherchez a chiffrer l’ampleur de cette diversité pour un couple humain</text:span></text:p>
      <text:p text:style-name="P83"/>
      <text:p text:style-name="P58"><text:span text:style-name="T33">Stratégie :</text:span><text:span text:style-name="T2"> </text:span></text:p>
      <text:p text:style-name="P83">-Tenir comte du nombre de gène chez l’homme, du nb de gène pour laquelle il y a hétérozygotie, du nb de chromosome et de la fréquence des crossing over. </text:p>
      <text:p text:style-name="P83"/>
      <text:p text:style-name="P83">Info culture G :</text:p>
      <text:p text:style-name="P83">- 1300 gène par chromosome</text:p>
      <text:p text:style-name="P83">- 6,7 % d’hétérozygotie</text:p>
      <text:p text:style-name="P83">- 3 % de crossing-over</text:p>
      <text:p text:style-name="P83"/>
      <text:p text:style-name="P84">Possibilité d’humain différent = 2^60*2^60=1,32*10^36</text:p>
      <text:p text:style-name="P84"/>
      <text:p text:style-name="P84"/>
      <text:list xml:id="list101511649463828" text:continue-numbering="true" text:style-name="WWNum4">
        <text:list-item>
          <text:p text:style-name="P75">Evaluation de la diversité génétique des gamètes et des zygotes :</text:p>
        </text:list-item>
      </text:list>
      <text:p text:style-name="P48">En tenant compte des brassages intra et interchromosomiques, chaque individu humain est potentiellement capable de produire 2<text:span text:style-name="T61">60</text:span> types de gamètes génétiquement différents. </text:p>
      <text:p text:style-name="P48">En tenant compte maintenant de la fécondation, le nombre de zygotes possibles s’élève à 2<text:span text:style-name="T61">60</text:span>x2<text:span text:style-name="T61">60</text:span>=1,32.10<text:span text:style-name="T61">36</text:span> soit potentiellement quasi-infini.</text:p>
      <text:p text:style-name="P48">Autrement dit, chaque couple, grâce à la reproduction sexuée peut avoir un nombre astronomique d’enfants différents et chacun de ces enfants est une combinaison unique des allèles de ses parents (sauf les vrais jumeaux=jumeaux homozygotes).</text:p>
      <text:p text:style-name="P48">Il faut multiplier cela par le nombre de couples possible pour envisager la diversité potentielle de l’espèce humaine en tenant compte aussi des mutations.</text:p>
      <text:p text:style-name="P48">Ce calcul tient compte en particulier du taux d’hétérozygotie c’est-à-dire du nombre de gène à l’état hétérozygote chez les individus par rapport au nombre total de gène. Si ce taux est de 6.7% <text:soft-page-break/>en moyenne, chez les êtres humains, il n’en reste pas moins très variable d’un individu à l’autre. Ainsi, le nombre de combinaisons génétiques possibles dans les gamètes est d’autant plus élevé que le nombre de gènes à l’état hétérozygote est grand chez les parents.</text:p>
      <text:p text:style-name="P39"/>
      <text:p text:style-name="P49"><text:span text:style-name="T46">CONCLUSION : </text:span><text:span text:style-name="T49">La reproduction sexuée est source d’une diversité génétique qui flirte avec l’infini.</text:span></text:p>
      <text:p text:style-name="P39"/>
      <text:p text:style-name="P49"><text:span text:style-name="T46">BILAN : </text:span><text:span text:style-name="T49">La reproduction sexuée comprend 2 types de brassages :</text:span></text:p>
      <text:p text:style-name="P90">•<text:tab/>Le brassage intrachromosomique avec ses crossing-over en prophase 1.</text:p>
      <text:p text:style-name="P90">•<text:tab/>Le brassage interchromosomique avec sa répartition aléatoire et indépendante des chromosomes homologues en anaphase 1.</text:p>
      <text:p text:style-name="P90">Si le hasard est roi, lors de ces brassages, c’est encore lui qui est à la manœuvre lors de la fécondation.</text:p>
      <text:p text:style-name="P90">Il en résulte des zygotes au patrimoine génétique unique et très divers et ce à chaque génération.</text:p>
      <text:p text:style-name="P8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text:start-value="3">
        <style:list-level-properties text:list-level-position-and-space-mode="label-alignment">
          <style:list-level-label-alignment text:label-followed-by="listtab" fo:text-indent="-1.27cm" fo:margin-left="1.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9:34:47.663000000</meta:creation-date>
    <dc:date>2022-09-16T10:15:10.877000000</dc:date>
    <meta:editing-duration>PT4H48M20S</meta:editing-duration>
    <meta:editing-cycles>50</meta:editing-cycles>
    <meta:generator>LibreOffice/6.3.5.2$Windows_X86_64 LibreOffice_project/dd0751754f11728f69b42ee2af66670068624673</meta:generator>
    <meta:document-statistic meta:table-count="1" meta:image-count="0" meta:object-count="0" meta:page-count="9" meta:paragraph-count="135" meta:word-count="2760" meta:character-count="16827" meta:non-whitespace-character-count="14081"/>
  </office:meta>
</office:document-meta>
</file>